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temp1</text:p>
          </table:table-cell>
          <table:table-cell office:value-type="string" calcext:value-type="string">
            <text:p>wind_speed1</text:p>
          </table:table-cell>
          <table:table-cell table:style-name="Default" office:value-type="string" calcext:value-type="string">
            <text:p>temp2</text:p>
          </table:table-cell>
          <table:table-cell table:style-name="Default" office:value-type="string" calcext:value-type="string">
            <text:p>wind_speed2</text:p>
          </table:table-cell>
          <table:table-cell table:style-name="Default" office:value-type="string" calcext:value-type="string">
            <text:p>temp3</text:p>
          </table:table-cell>
          <table:table-cell table:style-name="Default" office:value-type="string" calcext:value-type="string">
            <text:p>wind_speed3</text:p>
          </table:table-cell>
          <table:table-cell table:style-name="Default" office:value-type="string" calcext:value-type="string">
            <text:p>temp4</text:p>
          </table:table-cell>
          <table:table-cell table:style-name="Default" office:value-type="string" calcext:value-type="string">
            <text:p>temp5</text:p>
          </table:table-cell>
          <table:table-cell table:style-name="Default" office:value-type="string" calcext:value-type="string">
            <text:p>temp6</text:p>
          </table:table-cell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office:value-type="float" office:value="14.3" calcext:value-type="float">
            <text:p>14.3</text:p>
          </table:table-cell>
          <table:table-cell office:value-type="float" office:value="1.65" calcext:value-type="float">
            <text:p>1.65</text:p>
          </table:table-cell>
          <table:table-cell table:formula="of:=[.B2] * (1 + RAND() / 10 -0.05)" office:value-type="float" office:value="13.9657200620308" calcext:value-type="float">
            <text:p>14.0</text:p>
          </table:table-cell>
          <table:table-cell table:formula="of:=[.C2] * (1 + RAND() / 10 -0.05)" office:value-type="float" office:value="1.68682791741018" calcext:value-type="float">
            <text:p>1.7</text:p>
          </table:table-cell>
          <table:table-cell table:formula="of:=[.B2] * (1 + RAND() / 10 -0.045)" office:value-type="float" office:value="14.6844905012974" calcext:value-type="float">
            <text:p>14.7</text:p>
          </table:table-cell>
          <table:table-cell table:formula="of:=([.C2]+[.C4])/2 * (1 + RAND() / 10 -0.05)" office:value-type="float" office:value="1.88464538372981" calcext:value-type="float">
            <text:p>1.9</text:p>
          </table:table-cell>
          <table:table-cell table:formula="of:=[.B2] * (1 + RAND() / 10 -0.03)" office:value-type="float" office:value="14.2190670583218" calcext:value-type="float">
            <text:p>14.2</text:p>
          </table:table-cell>
          <table:table-cell table:formula="of:=[.B2] * (1 + RAND() / 10 -0.08)" office:value-type="float" office:value="13.1596614144979" calcext:value-type="float">
            <text:p>13.2</text:p>
          </table:table-cell>
          <table:table-cell table:formula="of:=[.B2] * (1 + RAND() / 10 -0.065)" office:value-type="float" office:value="14.681011180601" calcext:value-type="float">
            <text:p>14.7</text:p>
          </table:table-cell>
        </table:table-row>
        <table:table-row table:style-name="ro1">
          <table:table-cell office:value-type="time" office:time-value="PT06H15M00S" calcext:value-type="time">
            <text:p>06:15:00</text:p>
          </table:table-cell>
          <table:table-cell table:formula="of:=[.B2]*1.012" office:value-type="float" office:value="14.4716" calcext:value-type="float">
            <text:p>14.5</text:p>
          </table:table-cell>
          <table:table-cell office:value-type="float" office:value="1.57" calcext:value-type="float">
            <text:p>1.57</text:p>
          </table:table-cell>
          <table:table-cell table:formula="of:=[.B3] * (1 + RAND() / 10 -0.05)" office:value-type="float" office:value="13.9233380589233" calcext:value-type="float">
            <text:p>13.9</text:p>
          </table:table-cell>
          <table:table-cell table:formula="of:=[.C3] * (1 + RAND() / 10 -0.05)" office:value-type="float" office:value="1.61500594626276" calcext:value-type="float">
            <text:p>1.6</text:p>
          </table:table-cell>
          <table:table-cell table:formula="of:=[.B3] * (1 + RAND() / 10 -0.045)" office:value-type="float" office:value="14.1624162383545" calcext:value-type="float">
            <text:p>14.2</text:p>
          </table:table-cell>
          <table:table-cell table:formula="of:=([.C3]+[.C5])/2 * (1 + RAND() / 10 -0.05)" office:value-type="float" office:value="1.70250659662615" calcext:value-type="float">
            <text:p>1.7</text:p>
          </table:table-cell>
          <table:table-cell table:formula="of:=[.B3] * (1 + RAND() / 10 -0.03)" office:value-type="float" office:value="14.1227798230615" calcext:value-type="float">
            <text:p>14.1</text:p>
          </table:table-cell>
          <table:table-cell table:formula="of:=[.B3] * (1 + RAND() / 10 -0.08)" office:value-type="float" office:value="14.7435998237575" calcext:value-type="float">
            <text:p>14.7</text:p>
          </table:table-cell>
          <table:table-cell table:formula="of:=[.B3] * (1 + RAND() / 10 -0.065)" office:value-type="float" office:value="14.0447983069675" calcext:value-type="float">
            <text:p>14.0</text:p>
          </table:table-cell>
        </table:table-row>
        <table:table-row table:style-name="ro1">
          <table:table-cell office:value-type="time" office:time-value="PT06H30M00S" calcext:value-type="time">
            <text:p>06:30:00</text:p>
          </table:table-cell>
          <table:table-cell table:formula="of:=[.B3]*1.012" office:value-type="float" office:value="14.6452592" calcext:value-type="float">
            <text:p>14.6</text:p>
          </table:table-cell>
          <table:table-cell office:value-type="float" office:value="1.99" calcext:value-type="float">
            <text:p>1.99</text:p>
          </table:table-cell>
          <table:table-cell table:formula="of:=[.B4] * (1 + RAND() / 10 -0.05)" office:value-type="float" office:value="15.3083909628053" calcext:value-type="float">
            <text:p>15.3</text:p>
          </table:table-cell>
          <table:table-cell table:formula="of:=[.C4] * (1 + RAND() / 10 -0.05)" office:value-type="float" office:value="1.90002859891355" calcext:value-type="float">
            <text:p>1.9</text:p>
          </table:table-cell>
          <table:table-cell table:formula="of:=[.B4] * (1 + RAND() / 10 -0.045)" office:value-type="float" office:value="15.2867284613509" calcext:value-type="float">
            <text:p>15.3</text:p>
          </table:table-cell>
          <table:table-cell table:formula="of:=([.C4]+[.C6])/2 * (1 + RAND() / 10 -0.05)" office:value-type="float" office:value="1.89056695786195" calcext:value-type="float">
            <text:p>1.9</text:p>
          </table:table-cell>
          <table:table-cell table:formula="of:=[.B4] * (1 + RAND() / 10 -0.03)" office:value-type="float" office:value="15.4517843640839" calcext:value-type="float">
            <text:p>15.5</text:p>
          </table:table-cell>
          <table:table-cell table:formula="of:=[.B4] * (1 + RAND() / 10 -0.08)" office:value-type="float" office:value="13.9969279206135" calcext:value-type="float">
            <text:p>14.0</text:p>
          </table:table-cell>
          <table:table-cell table:formula="of:=[.B4] * (1 + RAND() / 10 -0.065)" office:value-type="float" office:value="14.2740002672102" calcext:value-type="float">
            <text:p>14.3</text:p>
          </table:table-cell>
        </table:table-row>
        <table:table-row table:style-name="ro1">
          <table:table-cell office:value-type="time" office:time-value="PT06H45M00S" calcext:value-type="time">
            <text:p>06:45:00</text:p>
          </table:table-cell>
          <table:table-cell table:formula="of:=[.B4]*1.012" office:value-type="float" office:value="14.8210023104" calcext:value-type="float">
            <text:p>14.8</text:p>
          </table:table-cell>
          <table:table-cell office:value-type="float" office:value="1.93" calcext:value-type="float">
            <text:p>1.93</text:p>
          </table:table-cell>
          <table:table-cell table:formula="of:=[.B5] * (1 + RAND() / 10 -0.05)" office:value-type="float" office:value="14.7151362364275" calcext:value-type="float">
            <text:p>14.7</text:p>
          </table:table-cell>
          <table:table-cell table:formula="of:=[.C5] * (1 + RAND() / 10 -0.05)" office:value-type="float" office:value="1.8725802234418" calcext:value-type="float">
            <text:p>1.9</text:p>
          </table:table-cell>
          <table:table-cell table:formula="of:=[.B5] * (1 + RAND() / 10 -0.045)" office:value-type="float" office:value="14.9233867083597" calcext:value-type="float">
            <text:p>14.9</text:p>
          </table:table-cell>
          <table:table-cell table:formula="of:=([.C5]+[.C7])/2 * (1 + RAND() / 10 -0.05)" office:value-type="float" office:value="2.01100373426013" calcext:value-type="float">
            <text:p>2.0</text:p>
          </table:table-cell>
          <table:table-cell table:formula="of:=[.B5] * (1 + RAND() / 10 -0.03)" office:value-type="float" office:value="15.7031145589321" calcext:value-type="float">
            <text:p>15.7</text:p>
          </table:table-cell>
          <table:table-cell table:formula="of:=[.B5] * (1 + RAND() / 10 -0.08)" office:value-type="float" office:value="14.0360261281296" calcext:value-type="float">
            <text:p>14.0</text:p>
          </table:table-cell>
          <table:table-cell table:formula="of:=[.B5] * (1 + RAND() / 10 -0.065)" office:value-type="float" office:value="14.6366256725528" calcext:value-type="float">
            <text:p>14.6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[.B5]*1.012" office:value-type="float" office:value="14.9988543381248" calcext:value-type="float">
            <text:p>15.0</text:p>
          </table:table-cell>
          <table:table-cell office:value-type="float" office:value="1.84" calcext:value-type="float">
            <text:p>1.84</text:p>
          </table:table-cell>
          <table:table-cell table:formula="of:=[.B6] * (1 + RAND() / 10 -0.05)" office:value-type="float" office:value="14.3872863320909" calcext:value-type="float">
            <text:p>14.4</text:p>
          </table:table-cell>
          <table:table-cell table:formula="of:=[.C6] * (1 + RAND() / 10 -0.05)" office:value-type="float" office:value="1.83964114263832" calcext:value-type="float">
            <text:p>1.8</text:p>
          </table:table-cell>
          <table:table-cell table:formula="of:=[.B6] * (1 + RAND() / 10 -0.045)" office:value-type="float" office:value="15.0506016927365" calcext:value-type="float">
            <text:p>15.1</text:p>
          </table:table-cell>
          <table:table-cell table:formula="of:=([.C6]+[.C8])/2 * (1 + RAND() / 10 -0.05)" office:value-type="float" office:value="1.75006721699609" calcext:value-type="float">
            <text:p>1.8</text:p>
          </table:table-cell>
          <table:table-cell table:formula="of:=[.B6] * (1 + RAND() / 10 -0.03)" office:value-type="float" office:value="14.7695299200114" calcext:value-type="float">
            <text:p>14.8</text:p>
          </table:table-cell>
          <table:table-cell table:formula="of:=[.B6] * (1 + RAND() / 10 -0.08)" office:value-type="float" office:value="14.9958936690015" calcext:value-type="float">
            <text:p>15.0</text:p>
          </table:table-cell>
          <table:table-cell table:formula="of:=[.B6] * (1 + RAND() / 10 -0.065)" office:value-type="float" office:value="14.0690940109037" calcext:value-type="float">
            <text:p>14.1</text:p>
          </table:table-cell>
        </table:table-row>
        <table:table-row table:style-name="ro1">
          <table:table-cell office:value-type="time" office:time-value="PT07H15M00S" calcext:value-type="time">
            <text:p>07:15:00</text:p>
          </table:table-cell>
          <table:table-cell table:formula="of:=[.B6]*1.012" office:value-type="float" office:value="15.1788405901823" calcext:value-type="float">
            <text:p>15.2</text:p>
          </table:table-cell>
          <table:table-cell office:value-type="float" office:value="1.94" calcext:value-type="float">
            <text:p>1.94</text:p>
          </table:table-cell>
          <table:table-cell table:formula="of:=[.B7] * (1 + RAND() / 10 -0.05)" office:value-type="float" office:value="15.3242294902985" calcext:value-type="float">
            <text:p>15.3</text:p>
          </table:table-cell>
          <table:table-cell table:formula="of:=[.C7] * (1 + RAND() / 10 -0.05)" office:value-type="float" office:value="1.90956168712175" calcext:value-type="float">
            <text:p>1.9</text:p>
          </table:table-cell>
          <table:table-cell table:formula="of:=[.B7] * (1 + RAND() / 10 -0.045)" office:value-type="float" office:value="15.8445402874148" calcext:value-type="float">
            <text:p>15.8</text:p>
          </table:table-cell>
          <table:table-cell table:formula="of:=([.C7]+[.C9])/2 * (1 + RAND() / 10 -0.05)" office:value-type="float" office:value="1.8625137467041" calcext:value-type="float">
            <text:p>1.9</text:p>
          </table:table-cell>
          <table:table-cell table:formula="of:=[.B7] * (1 + RAND() / 10 -0.03)" office:value-type="float" office:value="16.1823554042919" calcext:value-type="float">
            <text:p>16.2</text:p>
          </table:table-cell>
          <table:table-cell table:formula="of:=[.B7] * (1 + RAND() / 10 -0.08)" office:value-type="float" office:value="15.0627613268145" calcext:value-type="float">
            <text:p>15.1</text:p>
          </table:table-cell>
          <table:table-cell table:formula="of:=[.B7] * (1 + RAND() / 10 -0.065)" office:value-type="float" office:value="15.3670715752229" calcext:value-type="float">
            <text:p>15.4</text:p>
          </table:table-cell>
        </table:table-row>
        <table:table-row table:style-name="ro1">
          <table:table-cell office:value-type="time" office:time-value="PT07H30M00S" calcext:value-type="time">
            <text:p>07:30:00</text:p>
          </table:table-cell>
          <table:table-cell table:formula="of:=[.B7]*1.012" office:value-type="float" office:value="15.3609866772645" calcext:value-type="float">
            <text:p>15.4</text:p>
          </table:table-cell>
          <table:table-cell office:value-type="float" office:value="1.81" calcext:value-type="float">
            <text:p>1.81</text:p>
          </table:table-cell>
          <table:table-cell table:formula="of:=[.B8] * (1 + RAND() / 10 -0.05)" office:value-type="float" office:value="15.7663920017334" calcext:value-type="float">
            <text:p>15.8</text:p>
          </table:table-cell>
          <table:table-cell table:formula="of:=[.C8] * (1 + RAND() / 10 -0.05)" office:value-type="float" office:value="1.75712354027124" calcext:value-type="float">
            <text:p>1.8</text:p>
          </table:table-cell>
          <table:table-cell table:formula="of:=[.B8] * (1 + RAND() / 10 -0.045)" office:value-type="float" office:value="15.2149548784923" calcext:value-type="float">
            <text:p>15.2</text:p>
          </table:table-cell>
          <table:table-cell table:formula="of:=([.C8]+[.C10])/2 * (1 + RAND() / 10 -0.05)" office:value-type="float" office:value="1.91273445319333" calcext:value-type="float">
            <text:p>1.9</text:p>
          </table:table-cell>
          <table:table-cell table:formula="of:=[.B8] * (1 + RAND() / 10 -0.03)" office:value-type="float" office:value="16.3169265591341" calcext:value-type="float">
            <text:p>16.3</text:p>
          </table:table-cell>
          <table:table-cell table:formula="of:=[.B8] * (1 + RAND() / 10 -0.08)" office:value-type="float" office:value="15.5547011034671" calcext:value-type="float">
            <text:p>15.6</text:p>
          </table:table-cell>
          <table:table-cell table:formula="of:=[.B8] * (1 + RAND() / 10 -0.065)" office:value-type="float" office:value="15.7611630134051" calcext:value-type="float">
            <text:p>15.8</text:p>
          </table:table-cell>
        </table:table-row>
        <table:table-row table:style-name="ro1">
          <table:table-cell office:value-type="time" office:time-value="PT07H45M00S" calcext:value-type="time">
            <text:p>07:45:00</text:p>
          </table:table-cell>
          <table:table-cell table:formula="of:=[.B8]*1.012" office:value-type="float" office:value="15.5453185173917" calcext:value-type="float">
            <text:p>15.5</text:p>
          </table:table-cell>
          <table:table-cell office:value-type="float" office:value="1.84" calcext:value-type="float">
            <text:p>1.84</text:p>
          </table:table-cell>
          <table:table-cell table:formula="of:=[.B9] * (1 + RAND() / 10 -0.05)" office:value-type="float" office:value="16.2703946001825" calcext:value-type="float">
            <text:p>16.3</text:p>
          </table:table-cell>
          <table:table-cell table:formula="of:=[.C9] * (1 + RAND() / 10 -0.05)" office:value-type="float" office:value="1.758747043907" calcext:value-type="float">
            <text:p>1.8</text:p>
          </table:table-cell>
          <table:table-cell table:formula="of:=[.B9] * (1 + RAND() / 10 -0.045)" office:value-type="float" office:value="14.940304332807" calcext:value-type="float">
            <text:p>14.9</text:p>
          </table:table-cell>
          <table:table-cell table:formula="of:=([.C9]+[.C11])/2 * (1 + RAND() / 10 -0.05)" office:value-type="float" office:value="1.86760449008689" calcext:value-type="float">
            <text:p>1.9</text:p>
          </table:table-cell>
          <table:table-cell table:formula="of:=[.B9] * (1 + RAND() / 10 -0.03)" office:value-type="float" office:value="15.7768690007107" calcext:value-type="float">
            <text:p>15.8</text:p>
          </table:table-cell>
          <table:table-cell table:formula="of:=[.B9] * (1 + RAND() / 10 -0.08)" office:value-type="float" office:value="15.7946312397966" calcext:value-type="float">
            <text:p>15.8</text:p>
          </table:table-cell>
          <table:table-cell table:formula="of:=[.B9] * (1 + RAND() / 10 -0.065)" office:value-type="float" office:value="15.3213241635258" calcext:value-type="float">
            <text:p>15.3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formula="of:=[.B9]*1.012" office:value-type="float" office:value="15.7318623396004" calcext:value-type="float">
            <text:p>15.7</text:p>
          </table:table-cell>
          <table:table-cell office:value-type="float" office:value="1.89" calcext:value-type="float">
            <text:p>1.89</text:p>
          </table:table-cell>
          <table:table-cell table:formula="of:=[.B10] * (1 + RAND() / 10 -0.05)" office:value-type="float" office:value="14.9774677550028" calcext:value-type="float">
            <text:p>15.0</text:p>
          </table:table-cell>
          <table:table-cell table:formula="of:=[.C10] * (1 + RAND() / 10 -0.05)" office:value-type="float" office:value="1.94994091944571" calcext:value-type="float">
            <text:p>1.9</text:p>
          </table:table-cell>
          <table:table-cell table:formula="of:=[.B10] * (1 + RAND() / 10 -0.045)" office:value-type="float" office:value="15.3906545096619" calcext:value-type="float">
            <text:p>15.4</text:p>
          </table:table-cell>
          <table:table-cell table:formula="of:=([.C10]+[.C12])/2 * (1 + RAND() / 10 -0.05)" office:value-type="float" office:value="1.96686191486305" calcext:value-type="float">
            <text:p>2.0</text:p>
          </table:table-cell>
          <table:table-cell table:formula="of:=[.B10] * (1 + RAND() / 10 -0.03)" office:value-type="float" office:value="15.4508875222153" calcext:value-type="float">
            <text:p>15.5</text:p>
          </table:table-cell>
          <table:table-cell table:formula="of:=[.B10] * (1 + RAND() / 10 -0.08)" office:value-type="float" office:value="14.8889329393869" calcext:value-type="float">
            <text:p>14.9</text:p>
          </table:table-cell>
          <table:table-cell table:formula="of:=[.B10] * (1 + RAND() / 10 -0.065)" office:value-type="float" office:value="15.6122551938425" calcext:value-type="float">
            <text:p>15.6</text:p>
          </table:table-cell>
        </table:table-row>
        <table:table-row table:style-name="ro1">
          <table:table-cell office:value-type="time" office:time-value="PT08H15M00S" calcext:value-type="time">
            <text:p>08:15:00</text:p>
          </table:table-cell>
          <table:table-cell table:formula="of:=[.B10]*1.012" office:value-type="float" office:value="15.9206446876756" calcext:value-type="float">
            <text:p>15.9</text:p>
          </table:table-cell>
          <table:table-cell office:value-type="float" office:value="1.98" calcext:value-type="float">
            <text:p>1.98</text:p>
          </table:table-cell>
          <table:table-cell table:formula="of:=[.B11] * (1 + RAND() / 10 -0.05)" office:value-type="float" office:value="16.616397671222" calcext:value-type="float">
            <text:p>16.6</text:p>
          </table:table-cell>
          <table:table-cell table:formula="of:=[.C11] * (1 + RAND() / 10 -0.05)" office:value-type="float" office:value="1.90274868818228" calcext:value-type="float">
            <text:p>1.9</text:p>
          </table:table-cell>
          <table:table-cell table:formula="of:=[.B11] * (1 + RAND() / 10 -0.045)" office:value-type="float" office:value="15.5690706631625" calcext:value-type="float">
            <text:p>15.6</text:p>
          </table:table-cell>
          <table:table-cell table:formula="of:=([.C11]+[.C13])/2 * (1 + RAND() / 10 -0.05)" office:value-type="float" office:value="1.91683667911367" calcext:value-type="float">
            <text:p>1.9</text:p>
          </table:table-cell>
          <table:table-cell table:formula="of:=[.B11] * (1 + RAND() / 10 -0.03)" office:value-type="float" office:value="15.5374753151288" calcext:value-type="float">
            <text:p>15.5</text:p>
          </table:table-cell>
          <table:table-cell table:formula="of:=[.B11] * (1 + RAND() / 10 -0.08)" office:value-type="float" office:value="15.7433529396409" calcext:value-type="float">
            <text:p>15.7</text:p>
          </table:table-cell>
          <table:table-cell table:formula="of:=[.B11] * (1 + RAND() / 10 -0.065)" office:value-type="float" office:value="15.1720268441674" calcext:value-type="float">
            <text:p>15.2</text:p>
          </table:table-cell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formula="of:=[.B11]*1.012" office:value-type="float" office:value="16.1116924239277" calcext:value-type="float">
            <text:p>16.1</text:p>
          </table:table-cell>
          <table:table-cell office:value-type="float" office:value="2.04" calcext:value-type="float">
            <text:p>2.04</text:p>
          </table:table-cell>
          <table:table-cell table:formula="of:=[.B12] * (1 + RAND() / 10 -0.05)" office:value-type="float" office:value="16.7621150630837" calcext:value-type="float">
            <text:p>16.8</text:p>
          </table:table-cell>
          <table:table-cell table:formula="of:=[.C12] * (1 + RAND() / 10 -0.05)" office:value-type="float" office:value="2.06249541122129" calcext:value-type="float">
            <text:p>2.1</text:p>
          </table:table-cell>
          <table:table-cell table:formula="of:=[.B12] * (1 + RAND() / 10 -0.045)" office:value-type="float" office:value="15.8494103416973" calcext:value-type="float">
            <text:p>15.8</text:p>
          </table:table-cell>
          <table:table-cell table:formula="of:=([.C12]+[.C14])/2 * (1 + RAND() / 10 -0.05)" office:value-type="float" office:value="1.94810000688694" calcext:value-type="float">
            <text:p>1.9</text:p>
          </table:table-cell>
          <table:table-cell table:formula="of:=[.B12] * (1 + RAND() / 10 -0.03)" office:value-type="float" office:value="16.9621091924117" calcext:value-type="float">
            <text:p>17.0</text:p>
          </table:table-cell>
          <table:table-cell table:formula="of:=[.B12] * (1 + RAND() / 10 -0.08)" office:value-type="float" office:value="15.7922839114208" calcext:value-type="float">
            <text:p>15.8</text:p>
          </table:table-cell>
          <table:table-cell table:formula="of:=[.B12] * (1 + RAND() / 10 -0.065)" office:value-type="float" office:value="16.5527812443699" calcext:value-type="float">
            <text:p>16.6</text:p>
          </table:table-cell>
        </table:table-row>
        <table:table-row table:style-name="ro1">
          <table:table-cell office:value-type="time" office:time-value="PT08H45M00S" calcext:value-type="time">
            <text:p>08:45:00</text:p>
          </table:table-cell>
          <table:table-cell table:formula="of:=[.B12]*1.021" office:value-type="float" office:value="16.4500379648302" calcext:value-type="float">
            <text:p>16.5</text:p>
          </table:table-cell>
          <table:table-cell office:value-type="float" office:value="1.98" calcext:value-type="float">
            <text:p>1.98</text:p>
          </table:table-cell>
          <table:table-cell table:formula="of:=[.B13] * (1 + RAND() / 10 -0.05)" office:value-type="float" office:value="16.7821228931755" calcext:value-type="float">
            <text:p>16.8</text:p>
          </table:table-cell>
          <table:table-cell table:formula="of:=[.C13] * (1 + RAND() / 10 -0.05)" office:value-type="float" office:value="1.97400015442558" calcext:value-type="float">
            <text:p>2.0</text:p>
          </table:table-cell>
          <table:table-cell table:formula="of:=[.B13] * (1 + RAND() / 10 -0.045)" office:value-type="float" office:value="16.3752339597478" calcext:value-type="float">
            <text:p>16.4</text:p>
          </table:table-cell>
          <table:table-cell table:formula="of:=([.C13]+[.C15])/2 * (1 + RAND() / 10 -0.05)" office:value-type="float" office:value="1.6602420940887" calcext:value-type="float">
            <text:p>1.7</text:p>
          </table:table-cell>
          <table:table-cell table:formula="of:=[.B13] * (1 + RAND() / 10 -0.03)" office:value-type="float" office:value="16.877553345603" calcext:value-type="float">
            <text:p>16.9</text:p>
          </table:table-cell>
          <table:table-cell table:formula="of:=[.B13] * (1 + RAND() / 10 -0.08)" office:value-type="float" office:value="15.9324958309585" calcext:value-type="float">
            <text:p>15.9</text:p>
          </table:table-cell>
          <table:table-cell table:formula="of:=[.B13] * (1 + RAND() / 10 -0.065)" office:value-type="float" office:value="16.7907382217992" calcext:value-type="float">
            <text:p>16.8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formula="of:=[.B13]*1.021" office:value-type="float" office:value="16.7954887620916" calcext:value-type="float">
            <text:p>16.8</text:p>
          </table:table-cell>
          <table:table-cell office:value-type="float" office:value="1.89" calcext:value-type="float">
            <text:p>1.89</text:p>
          </table:table-cell>
          <table:table-cell table:formula="of:=[.B14] * (1 + RAND() / 10 -0.05)" office:value-type="float" office:value="16.5945536601071" calcext:value-type="float">
            <text:p>16.6</text:p>
          </table:table-cell>
          <table:table-cell table:formula="of:=[.C14] * (1 + RAND() / 10 -0.05)" office:value-type="float" office:value="1.89551962286001" calcext:value-type="float">
            <text:p>1.9</text:p>
          </table:table-cell>
          <table:table-cell table:formula="of:=[.B14] * (1 + RAND() / 10 -0.045)" office:value-type="float" office:value="16.2060837202257" calcext:value-type="float">
            <text:p>16.2</text:p>
          </table:table-cell>
          <table:table-cell table:formula="of:=([.C14]+[.C16])/2 * (1 + RAND() / 10 -0.05)" office:value-type="float" office:value="1.84165731063264" calcext:value-type="float">
            <text:p>1.8</text:p>
          </table:table-cell>
          <table:table-cell table:formula="of:=[.B14] * (1 + RAND() / 10 -0.03)" office:value-type="float" office:value="17.5900192251686" calcext:value-type="float">
            <text:p>17.6</text:p>
          </table:table-cell>
          <table:table-cell table:formula="of:=[.B14] * (1 + RAND() / 10 -0.08)" office:value-type="float" office:value="16.4569116000605" calcext:value-type="float">
            <text:p>16.5</text:p>
          </table:table-cell>
          <table:table-cell table:formula="of:=[.B14] * (1 + RAND() / 10 -0.065)" office:value-type="float" office:value="16.0003139107141" calcext:value-type="float">
            <text:p>16.0</text:p>
          </table:table-cell>
        </table:table-row>
        <table:table-row table:style-name="ro1">
          <table:table-cell office:value-type="time" office:time-value="PT09H15M00S" calcext:value-type="time">
            <text:p>09:15:00</text:p>
          </table:table-cell>
          <table:table-cell table:formula="of:=[.B14]*1.021" office:value-type="float" office:value="17.1481940260955" calcext:value-type="float">
            <text:p>17.1</text:p>
          </table:table-cell>
          <table:table-cell office:value-type="float" office:value="1.19" calcext:value-type="float">
            <text:p>1.19</text:p>
          </table:table-cell>
          <table:table-cell table:formula="of:=[.B15] * (1 + RAND() / 10 -0.05)" office:value-type="float" office:value="17.4135215883812" calcext:value-type="float">
            <text:p>17.4</text:p>
          </table:table-cell>
          <table:table-cell table:formula="of:=[.C15] * (1 + RAND() / 10 -0.05)" office:value-type="float" office:value="1.16702648809278" calcext:value-type="float">
            <text:p>1.2</text:p>
          </table:table-cell>
          <table:table-cell table:formula="of:=[.B15] * (1 + RAND() / 10 -0.045)" office:value-type="float" office:value="16.9973745563992" calcext:value-type="float">
            <text:p>17.0</text:p>
          </table:table-cell>
          <table:table-cell table:formula="of:=([.C15]+[.C17])/2 * (1 + RAND() / 10 -0.05)" office:value-type="float" office:value="1.43955066763503" calcext:value-type="float">
            <text:p>1.4</text:p>
          </table:table-cell>
          <table:table-cell table:formula="of:=[.B15] * (1 + RAND() / 10 -0.03)" office:value-type="float" office:value="17.0383425191414" calcext:value-type="float">
            <text:p>17.0</text:p>
          </table:table-cell>
          <table:table-cell table:formula="of:=[.B15] * (1 + RAND() / 10 -0.08)" office:value-type="float" office:value="15.9078341336755" calcext:value-type="float">
            <text:p>15.9</text:p>
          </table:table-cell>
          <table:table-cell table:formula="of:=[.B15] * (1 + RAND() / 10 -0.065)" office:value-type="float" office:value="17.4202251282606" calcext:value-type="float">
            <text:p>17.4</text:p>
          </table:table-cell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table:formula="of:=[.B15]*1.035" office:value-type="float" office:value="17.7483808170088" calcext:value-type="float">
            <text:p>17.7</text:p>
          </table:table-cell>
          <table:table-cell office:value-type="float" office:value="1.81" calcext:value-type="float">
            <text:p>1.81</text:p>
          </table:table-cell>
          <table:table-cell table:formula="of:=[.B16] * (1 + RAND() / 10 -0.05)" office:value-type="float" office:value="18.2467610035219" calcext:value-type="float">
            <text:p>18.2</text:p>
          </table:table-cell>
          <table:table-cell table:formula="of:=[.C16] * (1 + RAND() / 10 -0.05)" office:value-type="float" office:value="1.84807769531778" calcext:value-type="float">
            <text:p>1.8</text:p>
          </table:table-cell>
          <table:table-cell table:formula="of:=[.B16] * (1 + RAND() / 10 -0.045)" office:value-type="float" office:value="18.5997490000035" calcext:value-type="float">
            <text:p>18.6</text:p>
          </table:table-cell>
          <table:table-cell table:formula="of:=([.C16]+[.C18])/2 * (1 + RAND() / 10 -0.05)" office:value-type="float" office:value="1.93012551014099" calcext:value-type="float">
            <text:p>1.9</text:p>
          </table:table-cell>
          <table:table-cell table:formula="of:=[.B16] * (1 + RAND() / 10 -0.03)" office:value-type="float" office:value="18.3302747264942" calcext:value-type="float">
            <text:p>18.3</text:p>
          </table:table-cell>
          <table:table-cell table:formula="of:=[.B16] * (1 + RAND() / 10 -0.08)" office:value-type="float" office:value="17.7701219627551" calcext:value-type="float">
            <text:p>17.8</text:p>
          </table:table-cell>
          <table:table-cell table:formula="of:=[.B16] * (1 + RAND() / 10 -0.065)" office:value-type="float" office:value="17.58811542336" calcext:value-type="float">
            <text:p>17.6</text:p>
          </table:table-cell>
        </table:table-row>
        <table:table-row table:style-name="ro1">
          <table:table-cell office:value-type="time" office:time-value="PT09H45M00S" calcext:value-type="time">
            <text:p>09:45:00</text:p>
          </table:table-cell>
          <table:table-cell table:formula="of:=[.B16]*1.035" office:value-type="float" office:value="18.3695741456042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table:formula="of:=[.B17] * (1 + RAND() / 10 -0.05)" office:value-type="float" office:value="18.1389636829796" calcext:value-type="float">
            <text:p>18.1</text:p>
          </table:table-cell>
          <table:table-cell table:formula="of:=[.C17] * (1 + RAND() / 10 -0.05)" office:value-type="float" office:value="1.64220526337045" calcext:value-type="float">
            <text:p>1.6</text:p>
          </table:table-cell>
          <table:table-cell table:formula="of:=[.B17] * (1 + RAND() / 10 -0.045)" office:value-type="float" office:value="17.651849858906" calcext:value-type="float">
            <text:p>17.7</text:p>
          </table:table-cell>
          <table:table-cell table:formula="of:=([.C17]+[.C19])/2 * (1 + RAND() / 10 -0.05)" office:value-type="float" office:value="1.87285980044893" calcext:value-type="float">
            <text:p>1.9</text:p>
          </table:table-cell>
          <table:table-cell table:formula="of:=[.B17] * (1 + RAND() / 10 -0.03)" office:value-type="float" office:value="19.2020060141143" calcext:value-type="float">
            <text:p>19.2</text:p>
          </table:table-cell>
          <table:table-cell table:formula="of:=[.B17] * (1 + RAND() / 10 -0.08)" office:value-type="float" office:value="18.66128263315" calcext:value-type="float">
            <text:p>18.7</text:p>
          </table:table-cell>
          <table:table-cell table:formula="of:=[.B17] * (1 + RAND() / 10 -0.065)" office:value-type="float" office:value="18.5979075071552" calcext:value-type="float">
            <text:p>18.6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table:formula="of:=[.B17]*1.035" office:value-type="float" office:value="19.0125092407003" calcext:value-type="float">
            <text:p>19.0</text:p>
          </table:table-cell>
          <table:table-cell office:value-type="float" office:value="2" calcext:value-type="float">
            <text:p>2</text:p>
          </table:table-cell>
          <table:table-cell table:formula="of:=[.B18] * (1 + RAND() / 10 -0.05)" office:value-type="float" office:value="18.0952377866749" calcext:value-type="float">
            <text:p>18.1</text:p>
          </table:table-cell>
          <table:table-cell table:formula="of:=[.C18] * (1 + RAND() / 10 -0.05)" office:value-type="float" office:value="2.02331598542791" calcext:value-type="float">
            <text:p>2.0</text:p>
          </table:table-cell>
          <table:table-cell table:formula="of:=[.B18] * (1 + RAND() / 10 -0.045)" office:value-type="float" office:value="19.413349283226" calcext:value-type="float">
            <text:p>19.4</text:p>
          </table:table-cell>
          <table:table-cell table:formula="of:=([.C18]+[.C20])/2 * (1 + RAND() / 10 -0.05)" office:value-type="float" office:value="1.87331855020202" calcext:value-type="float">
            <text:p>1.9</text:p>
          </table:table-cell>
          <table:table-cell table:formula="of:=[.B18] * (1 + RAND() / 10 -0.03)" office:value-type="float" office:value="20.2788333195863" calcext:value-type="float">
            <text:p>20.3</text:p>
          </table:table-cell>
          <table:table-cell table:formula="of:=[.B18] * (1 + RAND() / 10 -0.08)" office:value-type="float" office:value="18.0116204206382" calcext:value-type="float">
            <text:p>18.0</text:p>
          </table:table-cell>
          <table:table-cell table:formula="of:=[.B18] * (1 + RAND() / 10 -0.065)" office:value-type="float" office:value="18.1982523156558" calcext:value-type="float">
            <text:p>18.2</text:p>
          </table:table-cell>
        </table:table-row>
        <table:table-row table:style-name="ro1">
          <table:table-cell office:value-type="time" office:time-value="PT10H15M00S" calcext:value-type="time">
            <text:p>10:15:00</text:p>
          </table:table-cell>
          <table:table-cell table:formula="of:=[.B18]*1.035" office:value-type="float" office:value="19.6779470641248" calcext:value-type="float">
            <text:p>19.7</text:p>
          </table:table-cell>
          <table:table-cell office:value-type="float" office:value="2.15" calcext:value-type="float">
            <text:p>2.15</text:p>
          </table:table-cell>
          <table:table-cell table:formula="of:=[.B19] * (1 + RAND() / 10 -0.05)" office:value-type="float" office:value="20.3819173925464" calcext:value-type="float">
            <text:p>20.4</text:p>
          </table:table-cell>
          <table:table-cell table:formula="of:=[.C19] * (1 + RAND() / 10 -0.05)" office:value-type="float" office:value="2.18570556002245" calcext:value-type="float">
            <text:p>2.2</text:p>
          </table:table-cell>
          <table:table-cell table:formula="of:=[.B19] * (1 + RAND() / 10 -0.045)" office:value-type="float" office:value="20.2851297303862" calcext:value-type="float">
            <text:p>20.3</text:p>
          </table:table-cell>
          <table:table-cell table:formula="of:=([.C19]+[.C21])/2 * (1 + RAND() / 10 -0.05)" office:value-type="float" office:value="1.9036033255348" calcext:value-type="float">
            <text:p>1.9</text:p>
          </table:table-cell>
          <table:table-cell table:formula="of:=[.B19] * (1 + RAND() / 10 -0.03)" office:value-type="float" office:value="20.4130333229288" calcext:value-type="float">
            <text:p>20.4</text:p>
          </table:table-cell>
          <table:table-cell table:formula="of:=[.B19] * (1 + RAND() / 10 -0.08)" office:value-type="float" office:value="19.4220558243776" calcext:value-type="float">
            <text:p>19.4</text:p>
          </table:table-cell>
          <table:table-cell table:formula="of:=[.B19] * (1 + RAND() / 10 -0.065)" office:value-type="float" office:value="19.8899376911004" calcext:value-type="float">
            <text:p>19.9</text:p>
          </table:table-cell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table:formula="of:=[.B19]*1.035" office:value-type="float" office:value="20.3666752113692" calcext:value-type="float">
            <text:p>20.4</text:p>
          </table:table-cell>
          <table:table-cell office:value-type="float" office:value="1.92" calcext:value-type="float">
            <text:p>1.92</text:p>
          </table:table-cell>
          <table:table-cell table:formula="of:=[.B20] * (1 + RAND() / 10 -0.05)" office:value-type="float" office:value="20.6627114463064" calcext:value-type="float">
            <text:p>20.7</text:p>
          </table:table-cell>
          <table:table-cell table:formula="of:=[.C20] * (1 + RAND() / 10 -0.05)" office:value-type="float" office:value="1.93825228304731" calcext:value-type="float">
            <text:p>1.9</text:p>
          </table:table-cell>
          <table:table-cell table:formula="of:=[.B20] * (1 + RAND() / 10 -0.045)" office:value-type="float" office:value="21.4210554250531" calcext:value-type="float">
            <text:p>21.4</text:p>
          </table:table-cell>
          <table:table-cell table:formula="of:=([.C20]+[.C22])/2 * (1 + RAND() / 10 -0.05)" office:value-type="float" office:value="1.99867071501795" calcext:value-type="float">
            <text:p>2.0</text:p>
          </table:table-cell>
          <table:table-cell table:formula="of:=[.B20] * (1 + RAND() / 10 -0.03)" office:value-type="float" office:value="20.2265642860516" calcext:value-type="float">
            <text:p>20.2</text:p>
          </table:table-cell>
          <table:table-cell table:formula="of:=[.B20] * (1 + RAND() / 10 -0.08)" office:value-type="float" office:value="20.2020271513343" calcext:value-type="float">
            <text:p>20.2</text:p>
          </table:table-cell>
          <table:table-cell table:formula="of:=[.B20] * (1 + RAND() / 10 -0.065)" office:value-type="float" office:value="19.2136242453166" calcext:value-type="float">
            <text:p>19.2</text:p>
          </table:table-cell>
        </table:table-row>
        <table:table-row table:style-name="ro1">
          <table:table-cell office:value-type="time" office:time-value="PT10H45M00S" calcext:value-type="time">
            <text:p>10:45:00</text:p>
          </table:table-cell>
          <table:table-cell table:formula="of:=[.B20]*1.035" office:value-type="float" office:value="21.0795088437671" calcext:value-type="float">
            <text:p>21.1</text:p>
          </table:table-cell>
          <table:table-cell office:value-type="float" office:value="1.83" calcext:value-type="float">
            <text:p>1.83</text:p>
          </table:table-cell>
          <table:table-cell table:formula="of:=[.B21] * (1 + RAND() / 10 -0.05)" office:value-type="float" office:value="20.5433364107027" calcext:value-type="float">
            <text:p>20.5</text:p>
          </table:table-cell>
          <table:table-cell table:formula="of:=[.C21] * (1 + RAND() / 10 -0.05)" office:value-type="float" office:value="1.78569952138861" calcext:value-type="float">
            <text:p>1.8</text:p>
          </table:table-cell>
          <table:table-cell table:formula="of:=[.B21] * (1 + RAND() / 10 -0.045)" office:value-type="float" office:value="21.3123692494215" calcext:value-type="float">
            <text:p>21.3</text:p>
          </table:table-cell>
          <table:table-cell table:formula="of:=([.C21]+[.C23])/2 * (1 + RAND() / 10 -0.05)" office:value-type="float" office:value="1.68406634410815" calcext:value-type="float">
            <text:p>1.7</text:p>
          </table:table-cell>
          <table:table-cell table:formula="of:=[.B21] * (1 + RAND() / 10 -0.03)" office:value-type="float" office:value="22.1416951637934" calcext:value-type="float">
            <text:p>22.1</text:p>
          </table:table-cell>
          <table:table-cell table:formula="of:=[.B21] * (1 + RAND() / 10 -0.08)" office:value-type="float" office:value="19.6711065766663" calcext:value-type="float">
            <text:p>19.7</text:p>
          </table:table-cell>
          <table:table-cell table:formula="of:=[.B21] * (1 + RAND() / 10 -0.065)" office:value-type="float" office:value="21.1989204416939" calcext:value-type="float">
            <text:p>21.2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formula="of:=[.B21]*1.035" office:value-type="float" office:value="21.8172916532989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table:formula="of:=[.B22] * (1 + RAND() / 10 -0.05)" office:value-type="float" office:value="22.8463288259711" calcext:value-type="float">
            <text:p>22.8</text:p>
          </table:table-cell>
          <table:table-cell table:formula="of:=[.C22] * (1 + RAND() / 10 -0.05)" office:value-type="float" office:value="1.98397522100584" calcext:value-type="float">
            <text:p>2.0</text:p>
          </table:table-cell>
          <table:table-cell table:formula="of:=[.B22] * (1 + RAND() / 10 -0.045)" office:value-type="float" office:value="20.8803300343266" calcext:value-type="float">
            <text:p>20.9</text:p>
          </table:table-cell>
          <table:table-cell table:formula="of:=([.C22]+[.C24])/2 * (1 + RAND() / 10 -0.05)" office:value-type="float" office:value="1.97721466358161" calcext:value-type="float">
            <text:p>2.0</text:p>
          </table:table-cell>
          <table:table-cell table:formula="of:=[.B22] * (1 + RAND() / 10 -0.03)" office:value-type="float" office:value="22.730624737986" calcext:value-type="float">
            <text:p>22.7</text:p>
          </table:table-cell>
          <table:table-cell table:formula="of:=[.B22] * (1 + RAND() / 10 -0.08)" office:value-type="float" office:value="20.3214566133545" calcext:value-type="float">
            <text:p>20.3</text:p>
          </table:table-cell>
          <table:table-cell table:formula="of:=[.B22] * (1 + RAND() / 10 -0.065)" office:value-type="float" office:value="22.4350353431348" calcext:value-type="float">
            <text:p>22.4</text:p>
          </table:table-cell>
        </table:table-row>
        <table:table-row table:style-name="ro1">
          <table:table-cell office:value-type="time" office:time-value="PT11H15M00S" calcext:value-type="time">
            <text:p>11:15:00</text:p>
          </table:table-cell>
          <table:table-cell table:formula="of:=[.B22]*1.035" office:value-type="float" office:value="22.5808968611644" calcext:value-type="float">
            <text:p>22.6</text:p>
          </table:table-cell>
          <table:table-cell office:value-type="float" office:value="1.68" calcext:value-type="float">
            <text:p>1.68</text:p>
          </table:table-cell>
          <table:table-cell table:formula="of:=[.B23] * (1 + RAND() / 10 -0.05)" office:value-type="float" office:value="21.8527825696301" calcext:value-type="float">
            <text:p>21.9</text:p>
          </table:table-cell>
          <table:table-cell table:formula="of:=[.C23] * (1 + RAND() / 10 -0.05)" office:value-type="float" office:value="1.70384453286605" calcext:value-type="float">
            <text:p>1.7</text:p>
          </table:table-cell>
          <table:table-cell table:formula="of:=[.B23] * (1 + RAND() / 10 -0.045)" office:value-type="float" office:value="23.2611808829306" calcext:value-type="float">
            <text:p>23.3</text:p>
          </table:table-cell>
          <table:table-cell table:formula="of:=([.C23]+[.C25])/2 * (1 + RAND() / 10 -0.05)" office:value-type="float" office:value="1.57580966779057" calcext:value-type="float">
            <text:p>1.6</text:p>
          </table:table-cell>
          <table:table-cell table:formula="of:=[.B23] * (1 + RAND() / 10 -0.03)" office:value-type="float" office:value="23.0664597874962" calcext:value-type="float">
            <text:p>23.1</text:p>
          </table:table-cell>
          <table:table-cell table:formula="of:=[.B23] * (1 + RAND() / 10 -0.08)" office:value-type="float" office:value="22.5333401929094" calcext:value-type="float">
            <text:p>22.5</text:p>
          </table:table-cell>
          <table:table-cell table:formula="of:=[.B23] * (1 + RAND() / 10 -0.065)" office:value-type="float" office:value="22.4700972466168" calcext:value-type="float">
            <text:p>22.5</text:p>
          </table:table-cell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table:formula="of:=[.B23]*1.035" office:value-type="float" office:value="23.3712282513052" calcext:value-type="float">
            <text:p>23.4</text:p>
          </table:table-cell>
          <table:table-cell office:value-type="float" office:value="1.77" calcext:value-type="float">
            <text:p>1.77</text:p>
          </table:table-cell>
          <table:table-cell table:formula="of:=[.B24] * (1 + RAND() / 10 -0.05)" office:value-type="float" office:value="23.0877697895986" calcext:value-type="float">
            <text:p>23.1</text:p>
          </table:table-cell>
          <table:table-cell table:formula="of:=[.C24] * (1 + RAND() / 10 -0.05)" office:value-type="float" office:value="1.78787938157606" calcext:value-type="float">
            <text:p>1.8</text:p>
          </table:table-cell>
          <table:table-cell table:formula="of:=[.B24] * (1 + RAND() / 10 -0.045)" office:value-type="float" office:value="22.9061816730177" calcext:value-type="float">
            <text:p>22.9</text:p>
          </table:table-cell>
          <table:table-cell table:formula="of:=([.C24]+[.C26])/2 * (1 + RAND() / 10 -0.05)" office:value-type="float" office:value="1.58927147568247" calcext:value-type="float">
            <text:p>1.6</text:p>
          </table:table-cell>
          <table:table-cell table:formula="of:=[.B24] * (1 + RAND() / 10 -0.03)" office:value-type="float" office:value="24.7259042674785" calcext:value-type="float">
            <text:p>24.7</text:p>
          </table:table-cell>
          <table:table-cell table:formula="of:=[.B24] * (1 + RAND() / 10 -0.08)" office:value-type="float" office:value="23.5198609903495" calcext:value-type="float">
            <text:p>23.5</text:p>
          </table:table-cell>
          <table:table-cell table:formula="of:=[.B24] * (1 + RAND() / 10 -0.065)" office:value-type="float" office:value="23.4497527628116" calcext:value-type="float">
            <text:p>23.4</text:p>
          </table:table-cell>
        </table:table-row>
        <table:table-row table:style-name="ro1">
          <table:table-cell office:value-type="time" office:time-value="PT11H45M00S" calcext:value-type="time">
            <text:p>11:45:00</text:p>
          </table:table-cell>
          <table:table-cell table:formula="of:=[.B24]*1.035" office:value-type="float" office:value="24.1892212401008" calcext:value-type="float">
            <text:p>24.2</text:p>
          </table:table-cell>
          <table:table-cell office:value-type="float" office:value="1.43" calcext:value-type="float">
            <text:p>1.43</text:p>
          </table:table-cell>
          <table:table-cell table:formula="of:=[.B25] * (1 + RAND() / 10 -0.05)" office:value-type="float" office:value="25.3174445335364" calcext:value-type="float">
            <text:p>25.3</text:p>
          </table:table-cell>
          <table:table-cell table:formula="of:=[.C25] * (1 + RAND() / 10 -0.05)" office:value-type="float" office:value="1.39682142722411" calcext:value-type="float">
            <text:p>1.4</text:p>
          </table:table-cell>
          <table:table-cell table:formula="of:=[.B25] * (1 + RAND() / 10 -0.045)" office:value-type="float" office:value="24.8729815662542" calcext:value-type="float">
            <text:p>24.9</text:p>
          </table:table-cell>
          <table:table-cell table:formula="of:=([.C25]+[.C27])/2 * (1 + RAND() / 10 -0.05)" office:value-type="float" office:value="1.32990226989653" calcext:value-type="float">
            <text:p>1.3</text:p>
          </table:table-cell>
          <table:table-cell table:formula="of:=[.B25] * (1 + RAND() / 10 -0.03)" office:value-type="float" office:value="25.5836065252793" calcext:value-type="float">
            <text:p>25.6</text:p>
          </table:table-cell>
          <table:table-cell table:formula="of:=[.B25] * (1 + RAND() / 10 -0.08)" office:value-type="float" office:value="24.1857020591573" calcext:value-type="float">
            <text:p>24.2</text:p>
          </table:table-cell>
          <table:table-cell table:formula="of:=[.B25] * (1 + RAND() / 10 -0.065)" office:value-type="float" office:value="23.4109702122488" calcext:value-type="float">
            <text:p>23.4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formula="of:=[.B25]*0.992" office:value-type="float" office:value="23.99570747018" calcext:value-type="float">
            <text:p>24.0</text:p>
          </table:table-cell>
          <table:table-cell office:value-type="float" office:value="1.3" calcext:value-type="float">
            <text:p>1.3</text:p>
          </table:table-cell>
          <table:table-cell table:formula="of:=[.B26] * (1 + RAND() / 10 -0.05)" office:value-type="float" office:value="23.0569695938854" calcext:value-type="float">
            <text:p>23.1</text:p>
          </table:table-cell>
          <table:table-cell table:formula="of:=[.C26] * (1 + RAND() / 10 -0.05)" office:value-type="float" office:value="1.34320189620074" calcext:value-type="float">
            <text:p>1.3</text:p>
          </table:table-cell>
          <table:table-cell table:formula="of:=[.B26] * (1 + RAND() / 10 -0.045)" office:value-type="float" office:value="23.0883354207291" calcext:value-type="float">
            <text:p>23.1</text:p>
          </table:table-cell>
          <table:table-cell table:formula="of:=([.C26]+[.C28])/2 * (1 + RAND() / 10 -0.05)" office:value-type="float" office:value="1.61418985228434" calcext:value-type="float">
            <text:p>1.6</text:p>
          </table:table-cell>
          <table:table-cell table:formula="of:=[.B26] * (1 + RAND() / 10 -0.03)" office:value-type="float" office:value="24.9646918641189" calcext:value-type="float">
            <text:p>25.0</text:p>
          </table:table-cell>
          <table:table-cell table:formula="of:=[.B26] * (1 + RAND() / 10 -0.08)" office:value-type="float" office:value="23.0843751497466" calcext:value-type="float">
            <text:p>23.1</text:p>
          </table:table-cell>
          <table:table-cell table:formula="of:=[.B26] * (1 + RAND() / 10 -0.065)" office:value-type="float" office:value="23.7174861522099" calcext:value-type="float">
            <text:p>23.7</text:p>
          </table:table-cell>
        </table:table-row>
        <table:table-row table:style-name="ro1">
          <table:table-cell office:value-type="time" office:time-value="PT12H15M00S" calcext:value-type="time">
            <text:p>12:15:00</text:p>
          </table:table-cell>
          <table:table-cell table:formula="of:=[.B26]*0.992" office:value-type="float" office:value="23.8037418104186" calcext:value-type="float">
            <text:p>23.8</text:p>
          </table:table-cell>
          <table:table-cell office:value-type="float" office:value="1.12" calcext:value-type="float">
            <text:p>1.12</text:p>
          </table:table-cell>
          <table:table-cell table:formula="of:=[.B27] * (1 + RAND() / 10 -0.05)" office:value-type="float" office:value="23.8565407207131" calcext:value-type="float">
            <text:p>23.9</text:p>
          </table:table-cell>
          <table:table-cell table:formula="of:=[.C27] * (1 + RAND() / 10 -0.05)" office:value-type="float" office:value="1.08965266439699" calcext:value-type="float">
            <text:p>1.1</text:p>
          </table:table-cell>
          <table:table-cell table:formula="of:=[.B27] * (1 + RAND() / 10 -0.045)" office:value-type="float" office:value="22.7741254954126" calcext:value-type="float">
            <text:p>22.8</text:p>
          </table:table-cell>
          <table:table-cell table:formula="of:=([.C27]+[.C29])/2 * (1 + RAND() / 10 -0.05)" office:value-type="float" office:value="1.26016175203084" calcext:value-type="float">
            <text:p>1.3</text:p>
          </table:table-cell>
          <table:table-cell table:formula="of:=[.B27] * (1 + RAND() / 10 -0.03)" office:value-type="float" office:value="25.2697968416599" calcext:value-type="float">
            <text:p>25.3</text:p>
          </table:table-cell>
          <table:table-cell table:formula="of:=[.B27] * (1 + RAND() / 10 -0.08)" office:value-type="float" office:value="24.1219960436188" calcext:value-type="float">
            <text:p>24.1</text:p>
          </table:table-cell>
          <table:table-cell table:formula="of:=[.B27] * (1 + RAND() / 10 -0.065)" office:value-type="float" office:value="24.1209004914981" calcext:value-type="float">
            <text:p>24.1</text:p>
          </table:table-cell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formula="of:=[.B27]*0.992" office:value-type="float" office:value="23.6133118759352" calcext:value-type="float">
            <text:p>23.6</text:p>
          </table:table-cell>
          <table:table-cell office:value-type="float" office:value="1.78" calcext:value-type="float">
            <text:p>1.78</text:p>
          </table:table-cell>
          <table:table-cell table:formula="of:=[.B28] * (1 + RAND() / 10 -0.05)" office:value-type="float" office:value="23.4300234587442" calcext:value-type="float">
            <text:p>23.4</text:p>
          </table:table-cell>
          <table:table-cell table:formula="of:=[.C28] * (1 + RAND() / 10 -0.05)" office:value-type="float" office:value="1.75667918559836" calcext:value-type="float">
            <text:p>1.8</text:p>
          </table:table-cell>
          <table:table-cell table:formula="of:=[.B28] * (1 + RAND() / 10 -0.045)" office:value-type="float" office:value="24.1912199878204" calcext:value-type="float">
            <text:p>24.2</text:p>
          </table:table-cell>
          <table:table-cell table:formula="of:=([.C28]+[.C30])/2 * (1 + RAND() / 10 -0.05)" office:value-type="float" office:value="1.45795606975038" calcext:value-type="float">
            <text:p>1.5</text:p>
          </table:table-cell>
          <table:table-cell table:formula="of:=[.B28] * (1 + RAND() / 10 -0.03)" office:value-type="float" office:value="24.5876128676114" calcext:value-type="float">
            <text:p>24.6</text:p>
          </table:table-cell>
          <table:table-cell table:formula="of:=[.B28] * (1 + RAND() / 10 -0.08)" office:value-type="float" office:value="22.8581162795925" calcext:value-type="float">
            <text:p>22.9</text:p>
          </table:table-cell>
          <table:table-cell table:formula="of:=[.B28] * (1 + RAND() / 10 -0.065)" office:value-type="float" office:value="23.3554002242567" calcext:value-type="float">
            <text:p>23.4</text:p>
          </table:table-cell>
        </table:table-row>
        <table:table-row table:style-name="ro1">
          <table:table-cell office:value-type="time" office:time-value="PT12H45M00S" calcext:value-type="time">
            <text:p>12:45:00</text:p>
          </table:table-cell>
          <table:table-cell table:formula="of:=[.B28]*0.992" office:value-type="float" office:value="23.4244053809278" calcext:value-type="float">
            <text:p>23.4</text:p>
          </table:table-cell>
          <table:table-cell office:value-type="float" office:value="1.4" calcext:value-type="float">
            <text:p>1.4</text:p>
          </table:table-cell>
          <table:table-cell table:formula="of:=[.B29] * (1 + RAND() / 10 -0.05)" office:value-type="float" office:value="22.5856934652582" calcext:value-type="float">
            <text:p>22.6</text:p>
          </table:table-cell>
          <table:table-cell table:formula="of:=[.C29] * (1 + RAND() / 10 -0.05)" office:value-type="float" office:value="1.39687676280392" calcext:value-type="float">
            <text:p>1.4</text:p>
          </table:table-cell>
          <table:table-cell table:formula="of:=[.B29] * (1 + RAND() / 10 -0.045)" office:value-type="float" office:value="24.2529881905995" calcext:value-type="float">
            <text:p>24.3</text:p>
          </table:table-cell>
          <table:table-cell table:formula="of:=([.C29]+[.C31])/2 * (1 + RAND() / 10 -0.05)" office:value-type="float" office:value="1.31743864812253" calcext:value-type="float">
            <text:p>1.3</text:p>
          </table:table-cell>
          <table:table-cell table:formula="of:=[.B29] * (1 + RAND() / 10 -0.03)" office:value-type="float" office:value="23.233314309261" calcext:value-type="float">
            <text:p>23.2</text:p>
          </table:table-cell>
          <table:table-cell table:formula="of:=[.B29] * (1 + RAND() / 10 -0.08)" office:value-type="float" office:value="21.8566358516962" calcext:value-type="float">
            <text:p>21.9</text:p>
          </table:table-cell>
          <table:table-cell table:formula="of:=[.B29] * (1 + RAND() / 10 -0.065)" office:value-type="float" office:value="24.1858061741579" calcext:value-type="float">
            <text:p>24.2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formula="of:=[.B29]*0.992" office:value-type="float" office:value="23.2370101378803" calcext:value-type="float">
            <text:p>23.2</text:p>
          </table:table-cell>
          <table:table-cell office:value-type="float" office:value="1.18" calcext:value-type="float">
            <text:p>1.18</text:p>
          </table:table-cell>
          <table:table-cell table:formula="of:=[.B30] * (1 + RAND() / 10 -0.05)" office:value-type="float" office:value="23.4258642307491" calcext:value-type="float">
            <text:p>23.4</text:p>
          </table:table-cell>
          <table:table-cell table:formula="of:=[.C30] * (1 + RAND() / 10 -0.05)" office:value-type="float" office:value="1.19164216201525" calcext:value-type="float">
            <text:p>1.2</text:p>
          </table:table-cell>
          <table:table-cell table:formula="of:=[.B30] * (1 + RAND() / 10 -0.045)" office:value-type="float" office:value="22.5325898544694" calcext:value-type="float">
            <text:p>22.5</text:p>
          </table:table-cell>
          <table:table-cell table:formula="of:=([.C30]+[.C32])/2 * (1 + RAND() / 10 -0.05)" office:value-type="float" office:value="1.47017284561517" calcext:value-type="float">
            <text:p>1.5</text:p>
          </table:table-cell>
          <table:table-cell table:formula="of:=[.B30] * (1 + RAND() / 10 -0.03)" office:value-type="float" office:value="24.8069271658123" calcext:value-type="float">
            <text:p>24.8</text:p>
          </table:table-cell>
          <table:table-cell table:formula="of:=[.B30] * (1 + RAND() / 10 -0.08)" office:value-type="float" office:value="23.6942689285908" calcext:value-type="float">
            <text:p>23.7</text:p>
          </table:table-cell>
          <table:table-cell table:formula="of:=[.B30] * (1 + RAND() / 10 -0.065)" office:value-type="float" office:value="21.9423050728148" calcext:value-type="float">
            <text:p>21.9</text:p>
          </table:table-cell>
        </table:table-row>
        <table:table-row table:style-name="ro1">
          <table:table-cell office:value-type="time" office:time-value="PT13H15M00S" calcext:value-type="time">
            <text:p>13:15:00</text:p>
          </table:table-cell>
          <table:table-cell table:formula="of:=[.B30]*0.992" office:value-type="float" office:value="23.0511140567773" calcext:value-type="float">
            <text:p>23.1</text:p>
          </table:table-cell>
          <table:table-cell office:value-type="float" office:value="1.31" calcext:value-type="float">
            <text:p>1.31</text:p>
          </table:table-cell>
          <table:table-cell table:formula="of:=[.B31] * (1 + RAND() / 10 -0.05)" office:value-type="float" office:value="22.6462060114235" calcext:value-type="float">
            <text:p>22.6</text:p>
          </table:table-cell>
          <table:table-cell table:formula="of:=[.C31] * (1 + RAND() / 10 -0.05)" office:value-type="float" office:value="1.26185709484097" calcext:value-type="float">
            <text:p>1.3</text:p>
          </table:table-cell>
          <table:table-cell table:formula="of:=[.B31] * (1 + RAND() / 10 -0.045)" office:value-type="float" office:value="23.8061845551187" calcext:value-type="float">
            <text:p>23.8</text:p>
          </table:table-cell>
          <table:table-cell table:formula="of:=([.C31]+[.C33])/2 * (1 + RAND() / 10 -0.05)" office:value-type="float" office:value="1.36128698043338" calcext:value-type="float">
            <text:p>1.4</text:p>
          </table:table-cell>
          <table:table-cell table:formula="of:=[.B31] * (1 + RAND() / 10 -0.03)" office:value-type="float" office:value="23.0794106652419" calcext:value-type="float">
            <text:p>23.1</text:p>
          </table:table-cell>
          <table:table-cell table:formula="of:=[.B31] * (1 + RAND() / 10 -0.08)" office:value-type="float" office:value="22.4665131649077" calcext:value-type="float">
            <text:p>22.5</text:p>
          </table:table-cell>
          <table:table-cell table:formula="of:=[.B31] * (1 + RAND() / 10 -0.065)" office:value-type="float" office:value="23.7876808497543" calcext:value-type="float">
            <text:p>23.8</text:p>
          </table:table-cell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formula="of:=[.B31]*0.992" office:value-type="float" office:value="22.8667051443231" calcext:value-type="float">
            <text:p>22.9</text:p>
          </table:table-cell>
          <table:table-cell office:value-type="float" office:value="1.66" calcext:value-type="float">
            <text:p>1.66</text:p>
          </table:table-cell>
          <table:table-cell table:formula="of:=[.B32] * (1 + RAND() / 10 -0.05)" office:value-type="float" office:value="22.5229507565399" calcext:value-type="float">
            <text:p>22.5</text:p>
          </table:table-cell>
          <table:table-cell table:formula="of:=[.C32] * (1 + RAND() / 10 -0.05)" office:value-type="float" office:value="1.67055380672964" calcext:value-type="float">
            <text:p>1.7</text:p>
          </table:table-cell>
          <table:table-cell table:formula="of:=[.B32] * (1 + RAND() / 10 -0.045)" office:value-type="float" office:value="22.3356347334345" calcext:value-type="float">
            <text:p>22.3</text:p>
          </table:table-cell>
          <table:table-cell table:formula="of:=([.C32]+[.C34])/2 * (1 + RAND() / 10 -0.05)" office:value-type="float" office:value="1.70127737668361" calcext:value-type="float">
            <text:p>1.7</text:p>
          </table:table-cell>
          <table:table-cell table:formula="of:=[.B32] * (1 + RAND() / 10 -0.03)" office:value-type="float" office:value="23.4058758093656" calcext:value-type="float">
            <text:p>23.4</text:p>
          </table:table-cell>
          <table:table-cell table:formula="of:=[.B32] * (1 + RAND() / 10 -0.08)" office:value-type="float" office:value="21.2329340634026" calcext:value-type="float">
            <text:p>21.2</text:p>
          </table:table-cell>
          <table:table-cell table:formula="of:=[.B32] * (1 + RAND() / 10 -0.065)" office:value-type="float" office:value="21.6698022177142" calcext:value-type="float">
            <text:p>21.7</text:p>
          </table:table-cell>
        </table:table-row>
        <table:table-row table:style-name="ro1">
          <table:table-cell office:value-type="time" office:time-value="PT13H45M00S" calcext:value-type="time">
            <text:p>13:45:00</text:p>
          </table:table-cell>
          <table:table-cell table:formula="of:=[.B32]*0.992" office:value-type="float" office:value="22.6837715031685" calcext:value-type="float">
            <text:p>22.7</text:p>
          </table:table-cell>
          <table:table-cell office:value-type="float" office:value="1.5" calcext:value-type="float">
            <text:p>1.5</text:p>
          </table:table-cell>
          <table:table-cell table:formula="of:=[.B33] * (1 + RAND() / 10 -0.05)" office:value-type="float" office:value="21.5636161483137" calcext:value-type="float">
            <text:p>21.6</text:p>
          </table:table-cell>
          <table:table-cell table:formula="of:=[.C33] * (1 + RAND() / 10 -0.05)" office:value-type="float" office:value="1.56739125502126" calcext:value-type="float">
            <text:p>1.6</text:p>
          </table:table-cell>
          <table:table-cell table:formula="of:=[.B33] * (1 + RAND() / 10 -0.045)" office:value-type="float" office:value="23.1812864076747" calcext:value-type="float">
            <text:p>23.2</text:p>
          </table:table-cell>
          <table:table-cell table:formula="of:=([.C33]+[.C35])/2 * (1 + RAND() / 10 -0.05)" office:value-type="float" office:value="1.62262887423783" calcext:value-type="float">
            <text:p>1.6</text:p>
          </table:table-cell>
          <table:table-cell table:formula="of:=[.B33] * (1 + RAND() / 10 -0.03)" office:value-type="float" office:value="23.328467514636" calcext:value-type="float">
            <text:p>23.3</text:p>
          </table:table-cell>
          <table:table-cell table:formula="of:=[.B33] * (1 + RAND() / 10 -0.08)" office:value-type="float" office:value="21.3959052773351" calcext:value-type="float">
            <text:p>21.4</text:p>
          </table:table-cell>
          <table:table-cell table:formula="of:=[.B33] * (1 + RAND() / 10 -0.065)" office:value-type="float" office:value="23.0978167509092" calcext:value-type="float">
            <text:p>23.1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formula="of:=[.B33]*0.992" office:value-type="float" office:value="22.5023013311431" calcext:value-type="float">
            <text:p>22.5</text:p>
          </table:table-cell>
          <table:table-cell office:value-type="float" office:value="1.77" calcext:value-type="float">
            <text:p>1.77</text:p>
          </table:table-cell>
          <table:table-cell table:formula="of:=[.B34] * (1 + RAND() / 10 -0.05)" office:value-type="float" office:value="22.0729990288386" calcext:value-type="float">
            <text:p>22.1</text:p>
          </table:table-cell>
          <table:table-cell table:formula="of:=[.C34] * (1 + RAND() / 10 -0.05)" office:value-type="float" office:value="1.69224119709534" calcext:value-type="float">
            <text:p>1.7</text:p>
          </table:table-cell>
          <table:table-cell table:formula="of:=[.B34] * (1 + RAND() / 10 -0.045)" office:value-type="float" office:value="22.7989680601882" calcext:value-type="float">
            <text:p>22.8</text:p>
          </table:table-cell>
          <table:table-cell table:formula="of:=([.C34]+[.C36])/2 * (1 + RAND() / 10 -0.05)" office:value-type="float" office:value="1.75453174819039" calcext:value-type="float">
            <text:p>1.8</text:p>
          </table:table-cell>
          <table:table-cell table:formula="of:=[.B34] * (1 + RAND() / 10 -0.03)" office:value-type="float" office:value="22.5854875730489" calcext:value-type="float">
            <text:p>22.6</text:p>
          </table:table-cell>
          <table:table-cell table:formula="of:=[.B34] * (1 + RAND() / 10 -0.08)" office:value-type="float" office:value="21.3789285285288" calcext:value-type="float">
            <text:p>21.4</text:p>
          </table:table-cell>
          <table:table-cell table:formula="of:=[.B34] * (1 + RAND() / 10 -0.065)" office:value-type="float" office:value="21.0622593292278" calcext:value-type="float">
            <text:p>21.1</text:p>
          </table:table-cell>
        </table:table-row>
        <table:table-row table:style-name="ro1">
          <table:table-cell office:value-type="time" office:time-value="PT14H15M00S" calcext:value-type="time">
            <text:p>14:15:00</text:p>
          </table:table-cell>
          <table:table-cell table:formula="of:=[.B34]*0.992" office:value-type="float" office:value="22.322282920494" calcext:value-type="float">
            <text:p>22.3</text:p>
          </table:table-cell>
          <table:table-cell office:value-type="float" office:value="1.75" calcext:value-type="float">
            <text:p>1.75</text:p>
          </table:table-cell>
          <table:table-cell table:formula="of:=[.B35] * (1 + RAND() / 10 -0.05)" office:value-type="float" office:value="22.537305740022" calcext:value-type="float">
            <text:p>22.5</text:p>
          </table:table-cell>
          <table:table-cell table:formula="of:=[.C35] * (1 + RAND() / 10 -0.05)" office:value-type="float" office:value="1.71359201888714" calcext:value-type="float">
            <text:p>1.7</text:p>
          </table:table-cell>
          <table:table-cell table:formula="of:=[.B35] * (1 + RAND() / 10 -0.045)" office:value-type="float" office:value="21.5736217964688" calcext:value-type="float">
            <text:p>21.6</text:p>
          </table:table-cell>
          <table:table-cell table:formula="of:=([.C35]+[.C37])/2 * (1 + RAND() / 10 -0.05)" office:value-type="float" office:value="1.74266024693948" calcext:value-type="float">
            <text:p>1.7</text:p>
          </table:table-cell>
          <table:table-cell table:formula="of:=[.B35] * (1 + RAND() / 10 -0.03)" office:value-type="float" office:value="22.9994016273962" calcext:value-type="float">
            <text:p>23.0</text:p>
          </table:table-cell>
          <table:table-cell table:formula="of:=[.B35] * (1 + RAND() / 10 -0.08)" office:value-type="float" office:value="20.7309576701404" calcext:value-type="float">
            <text:p>20.7</text:p>
          </table:table-cell>
          <table:table-cell table:formula="of:=[.B35] * (1 + RAND() / 10 -0.065)" office:value-type="float" office:value="22.2499787744753" calcext:value-type="float">
            <text:p>22.2</text:p>
          </table:table-cell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table:formula="of:=[.B35]*0.992" office:value-type="float" office:value="22.14370465713" calcext:value-type="float">
            <text:p>22.1</text:p>
          </table:table-cell>
          <table:table-cell office:value-type="float" office:value="1.76" calcext:value-type="float">
            <text:p>1.76</text:p>
          </table:table-cell>
          <table:table-cell table:formula="of:=[.B36] * (1 + RAND() / 10 -0.05)" office:value-type="float" office:value="21.6482858676717" calcext:value-type="float">
            <text:p>21.6</text:p>
          </table:table-cell>
          <table:table-cell table:formula="of:=[.C36] * (1 + RAND() / 10 -0.05)" office:value-type="float" office:value="1.74296583664908" calcext:value-type="float">
            <text:p>1.7</text:p>
          </table:table-cell>
          <table:table-cell table:formula="of:=[.B36] * (1 + RAND() / 10 -0.045)" office:value-type="float" office:value="22.3704965291419" calcext:value-type="float">
            <text:p>22.4</text:p>
          </table:table-cell>
          <table:table-cell table:formula="of:=([.C36]+[.C38])/2 * (1 + RAND() / 10 -0.05)" office:value-type="float" office:value="1.77748830693363" calcext:value-type="float">
            <text:p>1.8</text:p>
          </table:table-cell>
          <table:table-cell table:formula="of:=[.B36] * (1 + RAND() / 10 -0.03)" office:value-type="float" office:value="21.7338457837139" calcext:value-type="float">
            <text:p>21.7</text:p>
          </table:table-cell>
          <table:table-cell table:formula="of:=[.B36] * (1 + RAND() / 10 -0.08)" office:value-type="float" office:value="22.4808517008345" calcext:value-type="float">
            <text:p>22.5</text:p>
          </table:table-cell>
          <table:table-cell table:formula="of:=[.B36] * (1 + RAND() / 10 -0.065)" office:value-type="float" office:value="22.1899204514533" calcext:value-type="float">
            <text:p>22.2</text:p>
          </table:table-cell>
        </table:table-row>
        <table:table-row table:style-name="ro1">
          <table:table-cell office:value-type="time" office:time-value="PT14H45M00S" calcext:value-type="time">
            <text:p>14:45:00</text:p>
          </table:table-cell>
          <table:table-cell table:formula="of:=[.B36]*0.992" office:value-type="float" office:value="21.966555019873" calcext:value-type="float">
            <text:p>22.0</text:p>
          </table:table-cell>
          <table:table-cell office:value-type="float" office:value="1.73" calcext:value-type="float">
            <text:p>1.73</text:p>
          </table:table-cell>
          <table:table-cell table:formula="of:=[.B37] * (1 + RAND() / 10 -0.05)" office:value-type="float" office:value="22.0969205453904" calcext:value-type="float">
            <text:p>22.1</text:p>
          </table:table-cell>
          <table:table-cell table:formula="of:=[.C37] * (1 + RAND() / 10 -0.05)" office:value-type="float" office:value="1.72331163098317" calcext:value-type="float">
            <text:p>1.7</text:p>
          </table:table-cell>
          <table:table-cell table:formula="of:=[.B37] * (1 + RAND() / 10 -0.045)" office:value-type="float" office:value="21.1807781503922" calcext:value-type="float">
            <text:p>21.2</text:p>
          </table:table-cell>
          <table:table-cell table:formula="of:=([.C37]+[.C39])/2 * (1 + RAND() / 10 -0.05)" office:value-type="float" office:value="1.97238798225052" calcext:value-type="float">
            <text:p>2.0</text:p>
          </table:table-cell>
          <table:table-cell table:formula="of:=[.B37] * (1 + RAND() / 10 -0.03)" office:value-type="float" office:value="21.9427663760084" calcext:value-type="float">
            <text:p>21.9</text:p>
          </table:table-cell>
          <table:table-cell table:formula="of:=[.B37] * (1 + RAND() / 10 -0.08)" office:value-type="float" office:value="21.0107589421499" calcext:value-type="float">
            <text:p>21.0</text:p>
          </table:table-cell>
          <table:table-cell table:formula="of:=[.B37] * (1 + RAND() / 10 -0.065)" office:value-type="float" office:value="22.1831346718179" calcext:value-type="float">
            <text:p>22.2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formula="of:=[.B37]*0.992" office:value-type="float" office:value="21.790822579714" calcext:value-type="float">
            <text:p>21.8</text:p>
          </table:table-cell>
          <table:table-cell office:value-type="float" office:value="1.93" calcext:value-type="float">
            <text:p>1.93</text:p>
          </table:table-cell>
          <table:table-cell table:formula="of:=[.B38] * (1 + RAND() / 10 -0.05)" office:value-type="float" office:value="21.2531107612532" calcext:value-type="float">
            <text:p>21.3</text:p>
          </table:table-cell>
          <table:table-cell table:formula="of:=[.C38] * (1 + RAND() / 10 -0.05)" office:value-type="float" office:value="1.98528832819158" calcext:value-type="float">
            <text:p>2.0</text:p>
          </table:table-cell>
          <table:table-cell table:formula="of:=[.B38] * (1 + RAND() / 10 -0.045)" office:value-type="float" office:value="22.7512553423473" calcext:value-type="float">
            <text:p>22.8</text:p>
          </table:table-cell>
          <table:table-cell table:formula="of:=([.C38]+[.C40])/2 * (1 + RAND() / 10 -0.05)" office:value-type="float" office:value="2.0688334209195" calcext:value-type="float">
            <text:p>2.1</text:p>
          </table:table-cell>
          <table:table-cell table:formula="of:=[.B38] * (1 + RAND() / 10 -0.03)" office:value-type="float" office:value="22.8458343816592" calcext:value-type="float">
            <text:p>22.8</text:p>
          </table:table-cell>
          <table:table-cell table:formula="of:=[.B38] * (1 + RAND() / 10 -0.08)" office:value-type="float" office:value="21.9348087828825" calcext:value-type="float">
            <text:p>21.9</text:p>
          </table:table-cell>
          <table:table-cell table:formula="of:=[.B38] * (1 + RAND() / 10 -0.065)" office:value-type="float" office:value="21.0040658026026" calcext:value-type="float">
            <text:p>21.0</text:p>
          </table:table-cell>
        </table:table-row>
        <table:table-row table:style-name="ro1">
          <table:table-cell office:value-type="time" office:time-value="PT15H15M00S" calcext:value-type="time">
            <text:p>15:15:00</text:p>
          </table:table-cell>
          <table:table-cell table:formula="of:=[.B38]*0.992" office:value-type="float" office:value="21.6164959990763" calcext:value-type="float">
            <text:p>21.6</text:p>
          </table:table-cell>
          <table:table-cell office:value-type="float" office:value="2.12" calcext:value-type="float">
            <text:p>2.12</text:p>
          </table:table-cell>
          <table:table-cell table:formula="of:=[.B39] * (1 + RAND() / 10 -0.05)" office:value-type="float" office:value="20.7591450161628" calcext:value-type="float">
            <text:p>20.8</text:p>
          </table:table-cell>
          <table:table-cell table:formula="of:=[.C39] * (1 + RAND() / 10 -0.05)" office:value-type="float" office:value="2.15332177678348" calcext:value-type="float">
            <text:p>2.2</text:p>
          </table:table-cell>
          <table:table-cell table:formula="of:=[.B39] * (1 + RAND() / 10 -0.045)" office:value-type="float" office:value="21.4168307837354" calcext:value-type="float">
            <text:p>21.4</text:p>
          </table:table-cell>
          <table:table-cell table:formula="of:=([.C39]+[.C41])/2 * (1 + RAND() / 10 -0.05)" office:value-type="float" office:value="1.95360024039023" calcext:value-type="float">
            <text:p>2.0</text:p>
          </table:table-cell>
          <table:table-cell table:formula="of:=[.B39] * (1 + RAND() / 10 -0.03)" office:value-type="float" office:value="21.3980276724553" calcext:value-type="float">
            <text:p>21.4</text:p>
          </table:table-cell>
          <table:table-cell table:formula="of:=[.B39] * (1 + RAND() / 10 -0.08)" office:value-type="float" office:value="21.158154432768" calcext:value-type="float">
            <text:p>21.2</text:p>
          </table:table-cell>
          <table:table-cell table:formula="of:=[.B39] * (1 + RAND() / 10 -0.065)" office:value-type="float" office:value="20.2263918782148" calcext:value-type="float">
            <text:p>20.2</text:p>
          </table:table-cell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formula="of:=[.B39]*0.992" office:value-type="float" office:value="21.4435640310837" calcext:value-type="float">
            <text:p>21.4</text:p>
          </table:table-cell>
          <table:table-cell office:value-type="float" office:value="2.08" calcext:value-type="float">
            <text:p>2.08</text:p>
          </table:table-cell>
          <table:table-cell table:formula="of:=[.B40] * (1 + RAND() / 10 -0.05)" office:value-type="float" office:value="21.2208182434178" calcext:value-type="float">
            <text:p>21.2</text:p>
          </table:table-cell>
          <table:table-cell table:formula="of:=[.C40] * (1 + RAND() / 10 -0.05)" office:value-type="float" office:value="2.03538680574727" calcext:value-type="float">
            <text:p>2.0</text:p>
          </table:table-cell>
          <table:table-cell table:formula="of:=[.B40] * (1 + RAND() / 10 -0.045)" office:value-type="float" office:value="21.4873464346293" calcext:value-type="float">
            <text:p>21.5</text:p>
          </table:table-cell>
          <table:table-cell table:formula="of:=([.C40]+[.C42])/2 * (1 + RAND() / 10 -0.05)" office:value-type="float" office:value="2.13450909606709" calcext:value-type="float">
            <text:p>2.1</text:p>
          </table:table-cell>
          <table:table-cell table:formula="of:=[.B40] * (1 + RAND() / 10 -0.03)" office:value-type="float" office:value="22.2539178972441" calcext:value-type="float">
            <text:p>22.3</text:p>
          </table:table-cell>
          <table:table-cell table:formula="of:=[.B40] * (1 + RAND() / 10 -0.08)" office:value-type="float" office:value="21.1191716181594" calcext:value-type="float">
            <text:p>21.1</text:p>
          </table:table-cell>
          <table:table-cell table:formula="of:=[.B40] * (1 + RAND() / 10 -0.065)" office:value-type="float" office:value="22.0703935940104" calcext:value-type="float">
            <text:p>22.1</text:p>
          </table:table-cell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table:formula="of:=[.B40]*0.992" office:value-type="float" office:value="21.272015518835" calcext:value-type="float">
            <text:p>21.3</text:p>
          </table:table-cell>
          <table:table-cell office:value-type="float" office:value="1.99" calcext:value-type="float">
            <text:p>1.99</text:p>
          </table:table-cell>
          <table:table-cell table:formula="of:=[.B41] * (1 + RAND() / 10 -0.05)" office:value-type="float" office:value="21.4921889013019" calcext:value-type="float">
            <text:p>21.5</text:p>
          </table:table-cell>
          <table:table-cell table:formula="of:=[.C41] * (1 + RAND() / 10 -0.05)" office:value-type="float" office:value="2.06388980722172" calcext:value-type="float">
            <text:p>2.1</text:p>
          </table:table-cell>
          <table:table-cell table:formula="of:=[.B41] * (1 + RAND() / 10 -0.045)" office:value-type="float" office:value="21.4220867466822" calcext:value-type="float">
            <text:p>21.4</text:p>
          </table:table-cell>
          <table:table-cell table:formula="of:=([.C41]+[.C43])/2 * (1 + RAND() / 10 -0.05)" office:value-type="float" office:value="2.29021312387663" calcext:value-type="float">
            <text:p>2.3</text:p>
          </table:table-cell>
          <table:table-cell table:formula="of:=[.B41] * (1 + RAND() / 10 -0.03)" office:value-type="float" office:value="22.7183534621587" calcext:value-type="float">
            <text:p>22.7</text:p>
          </table:table-cell>
          <table:table-cell table:formula="of:=[.B41] * (1 + RAND() / 10 -0.08)" office:value-type="float" office:value="20.3698364138628" calcext:value-type="float">
            <text:p>20.4</text:p>
          </table:table-cell>
          <table:table-cell table:formula="of:=[.B41] * (1 + RAND() / 10 -0.065)" office:value-type="float" office:value="20.3353552114802" calcext:value-type="float">
            <text:p>20.3</text:p>
          </table:table-cell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formula="of:=[.B41]*0.992" office:value-type="float" office:value="21.1018393946843" calcext:value-type="float">
            <text:p>21.1</text:p>
          </table:table-cell>
          <table:table-cell office:value-type="float" office:value="2.26" calcext:value-type="float">
            <text:p>2.26</text:p>
          </table:table-cell>
          <table:table-cell table:formula="of:=[.B42] * (1 + RAND() / 10 -0.05)" office:value-type="float" office:value="20.8449894573497" calcext:value-type="float">
            <text:p>20.8</text:p>
          </table:table-cell>
          <table:table-cell table:formula="of:=[.C42] * (1 + RAND() / 10 -0.05)" office:value-type="float" office:value="2.35508833673972" calcext:value-type="float">
            <text:p>2.4</text:p>
          </table:table-cell>
          <table:table-cell table:formula="of:=[.B42] * (1 + RAND() / 10 -0.045)" office:value-type="float" office:value="20.4659749742981" calcext:value-type="float">
            <text:p>20.5</text:p>
          </table:table-cell>
          <table:table-cell table:formula="of:=([.C42]+[.C44])/2 * (1 + RAND() / 10 -0.05)" office:value-type="float" office:value="2.1501382733157" calcext:value-type="float">
            <text:p>2.2</text:p>
          </table:table-cell>
          <table:table-cell table:formula="of:=[.B42] * (1 + RAND() / 10 -0.03)" office:value-type="float" office:value="22.491223395347" calcext:value-type="float">
            <text:p>22.5</text:p>
          </table:table-cell>
          <table:table-cell table:formula="of:=[.B42] * (1 + RAND() / 10 -0.08)" office:value-type="float" office:value="20.1174021402883" calcext:value-type="float">
            <text:p>20.1</text:p>
          </table:table-cell>
          <table:table-cell table:formula="of:=[.B42] * (1 + RAND() / 10 -0.065)" office:value-type="float" office:value="21.0735096354454" calcext:value-type="float">
            <text:p>21.1</text:p>
          </table:table-cell>
        </table:table-row>
        <table:table-row table:style-name="ro1">
          <table:table-cell office:value-type="time" office:time-value="PT16H15M00S" calcext:value-type="time">
            <text:p>16:15:00</text:p>
          </table:table-cell>
          <table:table-cell table:formula="of:=[.B42]*0.992" office:value-type="float" office:value="20.9330246795269" calcext:value-type="float">
            <text:p>20.9</text:p>
          </table:table-cell>
          <table:table-cell office:value-type="float" office:value="2.43" calcext:value-type="float">
            <text:p>2.43</text:p>
          </table:table-cell>
          <table:table-cell table:formula="of:=[.B43] * (1 + RAND() / 10 -0.05)" office:value-type="float" office:value="20.2186489267027" calcext:value-type="float">
            <text:p>20.2</text:p>
          </table:table-cell>
          <table:table-cell table:formula="of:=[.C43] * (1 + RAND() / 10 -0.05)" office:value-type="float" office:value="2.42044082376389" calcext:value-type="float">
            <text:p>2.4</text:p>
          </table:table-cell>
          <table:table-cell table:formula="of:=[.B43] * (1 + RAND() / 10 -0.045)" office:value-type="float" office:value="20.405943250395" calcext:value-type="float">
            <text:p>20.4</text:p>
          </table:table-cell>
          <table:table-cell table:formula="of:=([.C43]+[.C45])/2 * (1 + RAND() / 10 -0.05)" office:value-type="float" office:value="2.08312943540348" calcext:value-type="float">
            <text:p>2.1</text:p>
          </table:table-cell>
          <table:table-cell table:formula="of:=[.B43] * (1 + RAND() / 10 -0.03)" office:value-type="float" office:value="21.7728404996356" calcext:value-type="float">
            <text:p>21.8</text:p>
          </table:table-cell>
          <table:table-cell table:formula="of:=[.B43] * (1 + RAND() / 10 -0.08)" office:value-type="float" office:value="20.6112004441114" calcext:value-type="float">
            <text:p>20.6</text:p>
          </table:table-cell>
          <table:table-cell table:formula="of:=[.B43] * (1 + RAND() / 10 -0.065)" office:value-type="float" office:value="20.9479165986409" calcext:value-type="float">
            <text:p>20.9</text:p>
          </table:table-cell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formula="of:=[.B43]*0.992" office:value-type="float" office:value="20.7655604820907" calcext:value-type="float">
            <text:p>20.8</text:p>
          </table:table-cell>
          <table:table-cell office:value-type="float" office:value="1.88" calcext:value-type="float">
            <text:p>1.88</text:p>
          </table:table-cell>
          <table:table-cell table:formula="of:=[.B44] * (1 + RAND() / 10 -0.05)" office:value-type="float" office:value="20.3183206960923" calcext:value-type="float">
            <text:p>20.3</text:p>
          </table:table-cell>
          <table:table-cell table:formula="of:=[.C44] * (1 + RAND() / 10 -0.05)" office:value-type="float" office:value="1.80609123499751" calcext:value-type="float">
            <text:p>1.8</text:p>
          </table:table-cell>
          <table:table-cell table:formula="of:=[.B44] * (1 + RAND() / 10 -0.045)" office:value-type="float" office:value="20.5556312555053" calcext:value-type="float">
            <text:p>20.6</text:p>
          </table:table-cell>
          <table:table-cell table:formula="of:=([.C44]+[.C46])/2 * (1 + RAND() / 10 -0.05)" office:value-type="float" office:value="2.01616635063142" calcext:value-type="float">
            <text:p>2.0</text:p>
          </table:table-cell>
          <table:table-cell table:formula="of:=[.B44] * (1 + RAND() / 10 -0.03)" office:value-type="float" office:value="20.2428298746096" calcext:value-type="float">
            <text:p>20.2</text:p>
          </table:table-cell>
          <table:table-cell table:formula="of:=[.B44] * (1 + RAND() / 10 -0.08)" office:value-type="float" office:value="20.4594555873174" calcext:value-type="float">
            <text:p>20.5</text:p>
          </table:table-cell>
          <table:table-cell table:formula="of:=[.B44] * (1 + RAND() / 10 -0.065)" office:value-type="float" office:value="20.6238354549928" calcext:value-type="float">
            <text:p>20.6</text:p>
          </table:table-cell>
        </table:table-row>
        <table:table-row table:style-name="ro1">
          <table:table-cell office:value-type="time" office:time-value="PT16H45M00S" calcext:value-type="time">
            <text:p>16:45:00</text:p>
          </table:table-cell>
          <table:table-cell table:formula="of:=[.B44]*0.992" office:value-type="float" office:value="20.5994359982339" calcext:value-type="float">
            <text:p>20.6</text:p>
          </table:table-cell>
          <table:table-cell office:value-type="float" office:value="1.84" calcext:value-type="float">
            <text:p>1.84</text:p>
          </table:table-cell>
          <table:table-cell table:formula="of:=[.B45] * (1 + RAND() / 10 -0.05)" office:value-type="float" office:value="21.2366603260881" calcext:value-type="float">
            <text:p>21.2</text:p>
          </table:table-cell>
          <table:table-cell table:formula="of:=[.C45] * (1 + RAND() / 10 -0.05)" office:value-type="float" office:value="1.76354403813175" calcext:value-type="float">
            <text:p>1.8</text:p>
          </table:table-cell>
          <table:table-cell table:formula="of:=[.B45] * (1 + RAND() / 10 -0.045)" office:value-type="float" office:value="20.6936745019498" calcext:value-type="float">
            <text:p>20.7</text:p>
          </table:table-cell>
          <table:table-cell table:formula="of:=([.C45]+[.C47])/2 * (1 + RAND() / 10 -0.05)" office:value-type="float" office:value="1.83912080311706" calcext:value-type="float">
            <text:p>1.8</text:p>
          </table:table-cell>
          <table:table-cell table:formula="of:=[.B45] * (1 + RAND() / 10 -0.03)" office:value-type="float" office:value="21.8940600593614" calcext:value-type="float">
            <text:p>21.9</text:p>
          </table:table-cell>
          <table:table-cell table:formula="of:=[.B45] * (1 + RAND() / 10 -0.08)" office:value-type="float" office:value="20.6496310239742" calcext:value-type="float">
            <text:p>20.6</text:p>
          </table:table-cell>
          <table:table-cell table:formula="of:=[.B45] * (1 + RAND() / 10 -0.065)" office:value-type="float" office:value="20.8012245750786" calcext:value-type="float">
            <text:p>20.8</text:p>
          </table:table-cell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formula="of:=[.B45]*0.992" office:value-type="float" office:value="20.4346405102481" calcext:value-type="float">
            <text:p>20.4</text:p>
          </table:table-cell>
          <table:table-cell office:value-type="float" office:value="2.16" calcext:value-type="float">
            <text:p>2.16</text:p>
          </table:table-cell>
          <table:table-cell table:formula="of:=[.B46] * (1 + RAND() / 10 -0.05)" office:value-type="float" office:value="20.1062692334214" calcext:value-type="float">
            <text:p>20.1</text:p>
          </table:table-cell>
          <table:table-cell table:formula="of:=[.C46] * (1 + RAND() / 10 -0.05)" office:value-type="float" office:value="2.25652729262128" calcext:value-type="float">
            <text:p>2.3</text:p>
          </table:table-cell>
          <table:table-cell table:formula="of:=[.B46] * (1 + RAND() / 10 -0.045)" office:value-type="float" office:value="19.6946565351193" calcext:value-type="float">
            <text:p>19.7</text:p>
          </table:table-cell>
          <table:table-cell table:formula="of:=([.C46]+[.C48])/2 * (1 + RAND() / 10 -0.05)" office:value-type="float" office:value="2.14040728620344" calcext:value-type="float">
            <text:p>2.1</text:p>
          </table:table-cell>
          <table:table-cell table:formula="of:=[.B46] * (1 + RAND() / 10 -0.03)" office:value-type="float" office:value="19.8833122794704" calcext:value-type="float">
            <text:p>19.9</text:p>
          </table:table-cell>
          <table:table-cell table:formula="of:=[.B46] * (1 + RAND() / 10 -0.08)" office:value-type="float" office:value="20.7235498483254" calcext:value-type="float">
            <text:p>20.7</text:p>
          </table:table-cell>
          <table:table-cell table:formula="of:=[.B46] * (1 + RAND() / 10 -0.065)" office:value-type="float" office:value="20.6939734022451" calcext:value-type="float">
            <text:p>20.7</text:p>
          </table:table-cell>
        </table:table-row>
        <table:table-row table:style-name="ro1">
          <table:table-cell office:value-type="time" office:time-value="PT17H15M00S" calcext:value-type="time">
            <text:p>17:15:00</text:p>
          </table:table-cell>
          <table:table-cell table:formula="of:=[.B46]*0.992" office:value-type="float" office:value="20.2711633861661" calcext:value-type="float">
            <text:p>20.3</text:p>
          </table:table-cell>
          <table:table-cell office:value-type="float" office:value="1.89" calcext:value-type="float">
            <text:p>1.89</text:p>
          </table:table-cell>
          <table:table-cell table:formula="of:=[.B47] * (1 + RAND() / 10 -0.05)" office:value-type="float" office:value="19.8048637512214" calcext:value-type="float">
            <text:p>19.8</text:p>
          </table:table-cell>
          <table:table-cell table:formula="of:=[.C47] * (1 + RAND() / 10 -0.05)" office:value-type="float" office:value="1.90278897210927" calcext:value-type="float">
            <text:p>1.9</text:p>
          </table:table-cell>
          <table:table-cell table:formula="of:=[.B47] * (1 + RAND() / 10 -0.045)" office:value-type="float" office:value="20.7568514856508" calcext:value-type="float">
            <text:p>20.8</text:p>
          </table:table-cell>
          <table:table-cell table:formula="of:=([.C47]+[.C49])/2 * (1 + RAND() / 10 -0.05)" office:value-type="float" office:value="2.21047605707257" calcext:value-type="float">
            <text:p>2.2</text:p>
          </table:table-cell>
          <table:table-cell table:formula="of:=[.B47] * (1 + RAND() / 10 -0.03)" office:value-type="float" office:value="21.4858203020857" calcext:value-type="float">
            <text:p>21.5</text:p>
          </table:table-cell>
          <table:table-cell table:formula="of:=[.B47] * (1 + RAND() / 10 -0.08)" office:value-type="float" office:value="19.4207351540895" calcext:value-type="float">
            <text:p>19.4</text:p>
          </table:table-cell>
          <table:table-cell table:formula="of:=[.B47] * (1 + RAND() / 10 -0.065)" office:value-type="float" office:value="19.6983452746565" calcext:value-type="float">
            <text:p>19.7</text:p>
          </table:table-cell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formula="of:=[.B47]*0.992" office:value-type="float" office:value="20.1089940790767" calcext:value-type="float">
            <text:p>20.1</text:p>
          </table:table-cell>
          <table:table-cell office:value-type="float" office:value="2.32" calcext:value-type="float">
            <text:p>2.32</text:p>
          </table:table-cell>
          <table:table-cell table:formula="of:=[.B48] * (1 + RAND() / 10 -0.05)" office:value-type="float" office:value="19.9571367484644" calcext:value-type="float">
            <text:p>20.0</text:p>
          </table:table-cell>
          <table:table-cell table:formula="of:=[.C48] * (1 + RAND() / 10 -0.05)" office:value-type="float" office:value="2.37728004121268" calcext:value-type="float">
            <text:p>2.4</text:p>
          </table:table-cell>
          <table:table-cell table:formula="of:=[.B48] * (1 + RAND() / 10 -0.045)" office:value-type="float" office:value="19.61668317442" calcext:value-type="float">
            <text:p>19.6</text:p>
          </table:table-cell>
          <table:table-cell table:formula="of:=([.C48]+[.C50])/2 * (1 + RAND() / 10 -0.05)" office:value-type="float" office:value="2.19924176706332" calcext:value-type="float">
            <text:p>2.2</text:p>
          </table:table-cell>
          <table:table-cell table:formula="of:=[.B48] * (1 + RAND() / 10 -0.03)" office:value-type="float" office:value="20.5175236699923" calcext:value-type="float">
            <text:p>20.5</text:p>
          </table:table-cell>
          <table:table-cell table:formula="of:=[.B48] * (1 + RAND() / 10 -0.08)" office:value-type="float" office:value="18.7936545996968" calcext:value-type="float">
            <text:p>18.8</text:p>
          </table:table-cell>
          <table:table-cell table:formula="of:=[.B48] * (1 + RAND() / 10 -0.065)" office:value-type="float" office:value="18.9236845415582" calcext:value-type="float">
            <text:p>18.9</text:p>
          </table:table-cell>
        </table:table-row>
        <table:table-row table:style-name="ro1">
          <table:table-cell office:value-type="time" office:time-value="PT17H45M00S" calcext:value-type="time">
            <text:p>17:45:00</text:p>
          </table:table-cell>
          <table:table-cell table:formula="of:=[.B48]*0.992" office:value-type="float" office:value="19.9481221264441" calcext:value-type="float">
            <text:p>19.9</text:p>
          </table:table-cell>
          <table:table-cell office:value-type="float" office:value="2.54" calcext:value-type="float">
            <text:p>2.54</text:p>
          </table:table-cell>
          <table:table-cell table:formula="of:=[.B49] * (1 + RAND() / 10 -0.05)" office:value-type="float" office:value="18.9815474972805" calcext:value-type="float">
            <text:p>19.0</text:p>
          </table:table-cell>
          <table:table-cell table:formula="of:=[.C49] * (1 + RAND() / 10 -0.05)" office:value-type="float" office:value="2.57429537410331" calcext:value-type="float">
            <text:p>2.6</text:p>
          </table:table-cell>
          <table:table-cell table:formula="of:=[.B49] * (1 + RAND() / 10 -0.045)" office:value-type="float" office:value="20.2939112440814" calcext:value-type="float">
            <text:p>20.3</text:p>
          </table:table-cell>
          <table:table-cell table:formula="of:=([.C49]+[.C51])/2 * (1 + RAND() / 10 -0.05)" office:value-type="float" office:value="2.37412298065687" calcext:value-type="float">
            <text:p>2.4</text:p>
          </table:table-cell>
          <table:table-cell table:formula="of:=[.B49] * (1 + RAND() / 10 -0.03)" office:value-type="float" office:value="19.5123189329157" calcext:value-type="float">
            <text:p>19.5</text:p>
          </table:table-cell>
          <table:table-cell table:formula="of:=[.B49] * (1 + RAND() / 10 -0.08)" office:value-type="float" office:value="18.7615336308747" calcext:value-type="float">
            <text:p>18.8</text:p>
          </table:table-cell>
          <table:table-cell table:formula="of:=[.B49] * (1 + RAND() / 10 -0.065)" office:value-type="float" office:value="20.1002289362684" calcext:value-type="float">
            <text:p>20.1</text:p>
          </table:table-cell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formula="of:=[.B49]*0.992" office:value-type="float" office:value="19.7885371494326" calcext:value-type="float">
            <text:p>19.8</text:p>
          </table:table-cell>
          <table:table-cell office:value-type="float" office:value="2.09" calcext:value-type="float">
            <text:p>2.09</text:p>
          </table:table-cell>
          <table:table-cell table:formula="of:=[.B50] * (1 + RAND() / 10 -0.05)" office:value-type="float" office:value="19.3739400823344" calcext:value-type="float">
            <text:p>19.4</text:p>
          </table:table-cell>
          <table:table-cell table:formula="of:=[.C50] * (1 + RAND() / 10 -0.05)" office:value-type="float" office:value="2.08804036470826" calcext:value-type="float">
            <text:p>2.1</text:p>
          </table:table-cell>
          <table:table-cell table:formula="of:=[.B50] * (1 + RAND() / 10 -0.045)" office:value-type="float" office:value="19.4233532211818" calcext:value-type="float">
            <text:p>19.4</text:p>
          </table:table-cell>
          <table:table-cell table:formula="of:=([.C50]+[.C52])/2 * (1 + RAND() / 10 -0.05)" office:value-type="float" office:value="2.24496410616355" calcext:value-type="float">
            <text:p>2.2</text:p>
          </table:table-cell>
          <table:table-cell table:formula="of:=[.B50] * (1 + RAND() / 10 -0.03)" office:value-type="float" office:value="20.8715112660527" calcext:value-type="float">
            <text:p>20.9</text:p>
          </table:table-cell>
          <table:table-cell table:formula="of:=[.B50] * (1 + RAND() / 10 -0.08)" office:value-type="float" office:value="19.7201817179425" calcext:value-type="float">
            <text:p>19.7</text:p>
          </table:table-cell>
          <table:table-cell table:formula="of:=[.B50] * (1 + RAND() / 10 -0.065)" office:value-type="float" office:value="20.040210734318" calcext:value-type="float">
            <text:p>20.0</text:p>
          </table:table-cell>
        </table:table-row>
        <table:table-row table:style-name="ro1">
          <table:table-cell office:value-type="time" office:time-value="PT18H15M00S" calcext:value-type="time">
            <text:p>18:15:00</text:p>
          </table:table-cell>
          <table:table-cell table:formula="of:=[.B50]*0.992" office:value-type="float" office:value="19.6302288522371" calcext:value-type="float">
            <text:p>19.6</text:p>
          </table:table-cell>
          <table:table-cell office:value-type="float" office:value="2.35" calcext:value-type="float">
            <text:p>2.35</text:p>
          </table:table-cell>
          <table:table-cell table:formula="of:=[.B51] * (1 + RAND() / 10 -0.05)" office:value-type="float" office:value="20.5939148786908" calcext:value-type="float">
            <text:p>20.6</text:p>
          </table:table-cell>
          <table:table-cell table:formula="of:=[.C51] * (1 + RAND() / 10 -0.05)" office:value-type="float" office:value="2.38393144000296" calcext:value-type="float">
            <text:p>2.4</text:p>
          </table:table-cell>
          <table:table-cell table:formula="of:=[.B51] * (1 + RAND() / 10 -0.045)" office:value-type="float" office:value="19.7590479501785" calcext:value-type="float">
            <text:p>19.8</text:p>
          </table:table-cell>
          <table:table-cell table:formula="of:=([.C51]+[.C53])/2 * (1 + RAND() / 10 -0.05)" office:value-type="float" office:value="2.2449497479704" calcext:value-type="float">
            <text:p>2.2</text:p>
          </table:table-cell>
          <table:table-cell table:formula="of:=[.B51] * (1 + RAND() / 10 -0.03)" office:value-type="float" office:value="19.3121473404429" calcext:value-type="float">
            <text:p>19.3</text:p>
          </table:table-cell>
          <table:table-cell table:formula="of:=[.B51] * (1 + RAND() / 10 -0.08)" office:value-type="float" office:value="18.5360785781281" calcext:value-type="float">
            <text:p>18.5</text:p>
          </table:table-cell>
          <table:table-cell table:formula="of:=[.B51] * (1 + RAND() / 10 -0.065)" office:value-type="float" office:value="18.59714920009" calcext:value-type="float">
            <text:p>18.6</text:p>
          </table:table-cell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table:formula="of:=[.B51]*0.992" office:value-type="float" office:value="19.4731870214192" calcext:value-type="float">
            <text:p>19.5</text:p>
          </table:table-cell>
          <table:table-cell office:value-type="float" office:value="2.32" calcext:value-type="float">
            <text:p>2.32</text:p>
          </table:table-cell>
          <table:table-cell table:formula="of:=[.B52] * (1 + RAND() / 10 -0.05)" office:value-type="float" office:value="20.2399502258299" calcext:value-type="float">
            <text:p>20.2</text:p>
          </table:table-cell>
          <table:table-cell table:formula="of:=[.C52] * (1 + RAND() / 10 -0.05)" office:value-type="float" office:value="2.25098305762269" calcext:value-type="float">
            <text:p>2.3</text:p>
          </table:table-cell>
          <table:table-cell table:formula="of:=[.B52] * (1 + RAND() / 10 -0.045)" office:value-type="float" office:value="20.3389163811857" calcext:value-type="float">
            <text:p>20.3</text:p>
          </table:table-cell>
          <table:table-cell table:formula="of:=([.C52]+[.C54])/2 * (1 + RAND() / 10 -0.05)" office:value-type="float" office:value="2.05855457751634" calcext:value-type="float">
            <text:p>2.1</text:p>
          </table:table-cell>
          <table:table-cell table:formula="of:=[.B52] * (1 + RAND() / 10 -0.03)" office:value-type="float" office:value="19.1003102308865" calcext:value-type="float">
            <text:p>19.1</text:p>
          </table:table-cell>
          <table:table-cell table:formula="of:=[.B52] * (1 + RAND() / 10 -0.08)" office:value-type="float" office:value="18.0157078514678" calcext:value-type="float">
            <text:p>18.0</text:p>
          </table:table-cell>
          <table:table-cell table:formula="of:=[.B52] * (1 + RAND() / 10 -0.065)" office:value-type="float" office:value="18.8005899160846" calcext:value-type="float">
            <text:p>18.8</text:p>
          </table:table-cell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table:formula="of:=[.B52]*0.992" office:value-type="float" office:value="19.3174015252479" calcext:value-type="float">
            <text:p>19.3</text:p>
          </table:table-cell>
          <table:table-cell office:value-type="float" office:value="2.36" calcext:value-type="float">
            <text:p>2.36</text:p>
          </table:table-cell>
          <table:table-cell table:formula="of:=[.B53] * (1 + RAND() / 10 -0.05)" office:value-type="float" office:value="19.1176060506624" calcext:value-type="float">
            <text:p>19.1</text:p>
          </table:table-cell>
          <table:table-cell table:formula="of:=[.C53] * (1 + RAND() / 10 -0.05)" office:value-type="float" office:value="2.40659375532653" calcext:value-type="float">
            <text:p>2.4</text:p>
          </table:table-cell>
          <table:table-cell table:formula="of:=[.B53] * (1 + RAND() / 10 -0.045)" office:value-type="float" office:value="19.4567087900306" calcext:value-type="float">
            <text:p>19.5</text:p>
          </table:table-cell>
          <table:table-cell table:formula="of:=([.C53]+[.C55])/2 * (1 + RAND() / 10 -0.05)" office:value-type="float" office:value="2.56938408727419" calcext:value-type="float">
            <text:p>2.6</text:p>
          </table:table-cell>
          <table:table-cell table:formula="of:=[.B53] * (1 + RAND() / 10 -0.03)" office:value-type="float" office:value="19.4032645633781" calcext:value-type="float">
            <text:p>19.4</text:p>
          </table:table-cell>
          <table:table-cell table:formula="of:=[.B53] * (1 + RAND() / 10 -0.08)" office:value-type="float" office:value="18.1663512187402" calcext:value-type="float">
            <text:p>18.2</text:p>
          </table:table-cell>
          <table:table-cell table:formula="of:=[.B53] * (1 + RAND() / 10 -0.065)" office:value-type="float" office:value="19.2002407887352" calcext:value-type="float">
            <text:p>19.2</text:p>
          </table:table-cell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formula="of:=[.B53]*0.992" office:value-type="float" office:value="19.1628623130459" calcext:value-type="float">
            <text:p>19.2</text:p>
          </table:table-cell>
          <table:table-cell office:value-type="float" office:value="1.93" calcext:value-type="float">
            <text:p>1.93</text:p>
          </table:table-cell>
          <table:table-cell table:formula="of:=[.B54] * (1 + RAND() / 10 -0.05)" office:value-type="float" office:value="19.2862038739318" calcext:value-type="float">
            <text:p>19.3</text:p>
          </table:table-cell>
          <table:table-cell table:formula="of:=[.C54] * (1 + RAND() / 10 -0.05)" office:value-type="float" office:value="1.98618819495733" calcext:value-type="float">
            <text:p>2.0</text:p>
          </table:table-cell>
          <table:table-cell table:formula="of:=[.B54] * (1 + RAND() / 10 -0.045)" office:value-type="float" office:value="19.5893972602882" calcext:value-type="float">
            <text:p>19.6</text:p>
          </table:table-cell>
          <table:table-cell table:formula="of:=([.C54]+[.C56])/2 * (1 + RAND() / 10 -0.05)" office:value-type="float" office:value="0.956583864113776" calcext:value-type="float">
            <text:p>1.0</text:p>
          </table:table-cell>
          <table:table-cell table:formula="of:=[.B54] * (1 + RAND() / 10 -0.03)" office:value-type="float" office:value="18.8284422720005" calcext:value-type="float">
            <text:p>18.8</text:p>
          </table:table-cell>
          <table:table-cell table:formula="of:=[.B54] * (1 + RAND() / 10 -0.08)" office:value-type="float" office:value="18.509194063137" calcext:value-type="float">
            <text:p>18.5</text:p>
          </table:table-cell>
          <table:table-cell table:formula="of:=[.B54] * (1 + RAND() / 10 -0.065)" office:value-type="float" office:value="18.5108136859765" calcext:value-type="float">
            <text:p>18.5</text:p>
          </table:table-cell>
        </table:table-row>
        <table:table-row table:style-name="ro1">
          <table:table-cell office:value-type="time" office:time-value="PT19H15M00S" calcext:value-type="time">
            <text:p>19:15:00</text:p>
          </table:table-cell>
          <table:table-cell table:formula="of:=[.B54]*0.992" office:value-type="float" office:value="19.0095594145415" calcext:value-type="float">
            <text:p>19.0</text:p>
          </table:table-cell>
          <table:table-cell office:value-type="float" office:value="2.72" calcext:value-type="float">
            <text:p>2.72</text:p>
          </table:table-cell>
          <table:table-cell table:formula="of:=[.B55] * (1 + RAND() / 10 -0.05)" office:value-type="float" office:value="19.899241485074" calcext:value-type="float">
            <text:p>19.9</text:p>
          </table:table-cell>
          <table:table-cell table:formula="of:=[.C55] * (1 + RAND() / 10 -0.05)" office:value-type="float" office:value="2.68981326289695" calcext:value-type="float">
            <text:p>2.7</text:p>
          </table:table-cell>
          <table:table-cell table:formula="of:=[.B55] * (1 + RAND() / 10 -0.045)" office:value-type="float" office:value="19.1321294173692" calcext:value-type="float">
            <text:p>19.1</text:p>
          </table:table-cell>
          <table:table-cell table:formula="of:=([.C55]+[.C57])/2 * (1 + RAND() / 10 -0.05)" office:value-type="float" office:value="1.39465446112276" calcext:value-type="float">
            <text:p>1.4</text:p>
          </table:table-cell>
          <table:table-cell table:formula="of:=[.B55] * (1 + RAND() / 10 -0.03)" office:value-type="float" office:value="19.071906695564" calcext:value-type="float">
            <text:p>19.1</text:p>
          </table:table-cell>
          <table:table-cell table:formula="of:=[.B55] * (1 + RAND() / 10 -0.08)" office:value-type="float" office:value="18.6551824445436" calcext:value-type="float">
            <text:p>18.7</text:p>
          </table:table-cell>
          <table:table-cell table:formula="of:=[.B55] * (1 + RAND() / 10 -0.065)" office:value-type="float" office:value="18.0527061008063" calcext:value-type="float">
            <text:p>1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6:14:05.022436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6:27:09.575000184</meta:creation-date>
    <dc:date>2018-09-10T16:23:00.207333123</dc:date>
    <meta:editing-duration>PT17M2S</meta:editing-duration>
    <meta:editing-cycles>2</meta:editing-cycles>
    <meta:generator>LibreOffice/6.0.3.2$Linux_X86_64 LibreOffice_project/00m0$Build-2</meta:generator>
    <meta:document-statistic meta:table-count="1" meta:cell-count="550" meta:object-count="0"/>
  </office:meta>
</office:document-meta>
</file>